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>
        <table:shapes>
          <draw:frame draw:z-index="0" draw:style-name="gr1" draw:text-style-name="P1" svg:width="6.2988in" svg:height="3.5449in" svg:x="4.0055in" svg:y="6.6827in">
            <draw:object draw:notify-on-update-of-ranges="Blad1.B34:Blad1.B40 Blad1.C33:Blad1.C33 Blad1.C34:Blad1.C40 Blad1.B34:Blad1.B40 Blad1.D33:Blad1.D33 Blad1.D34:Blad1.D40 Blad1.B34:Blad1.B40 Blad1.E33:Blad1.E33 Blad1.E34:Blad1.E40 Blad1.B34:Blad1.B40 Blad1.F33:Blad1.F33 Blad1.F34:Blad1.F40 Blad1.B34:Blad1.B40 Blad1.G33:Blad1.G33 Blad1.G34:Blad1.G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6831in" svg:y="6.7555in">
            <draw:object draw:notify-on-update-of-ranges="Blad1.I34:Blad1.I38 Blad1.J33:Blad1.J33 Blad1.J34:Blad1.J38 Blad1.I34:Blad1.I38 Blad1.K33:Blad1.K33 Blad1.K34:Blad1.K38 Blad1.I34:Blad1.I38 Blad1.L33:Blad1.L33 Blad1.L34:Blad1.L38 Blad1.I34:Blad1.I38 Blad1.M33:Blad1.M33 Blad1.M34:Blad1.M38 Blad1.I34:Blad1.I38 Blad1.N33:Blad1.N33 Blad1.N34:Blad1.N38 Blad1.I34:Blad1.I38 Blad1.O33:Blad1.O33 Blad1.O34:Blad1.O38 Blad1.I34:Blad1.I38 Blad1.P33:Blad1.P33 Blad1.P34:Blad1.P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9.5728in" svg:y="13.1768in">
            <draw:object draw:notify-on-update-of-ranges="Blad1.C61:Blad1.C67 Blad1.D60:Blad1.D60 Blad1.D61:Blad1.D67 Blad1.C61:Blad1.C67 Blad1.E60:Blad1.E60 Blad1.E61:Blad1.E67 Blad1.C61:Blad1.C67 Blad1.F60:Blad1.F60 Blad1.F61:Blad1.F67 Blad1.C61:Blad1.C67 Blad1.G60:Blad1.G60 Blad1.G61:Blad1.G67 Blad1.C61:Blad1.C67 Blad1.H60:Blad1.H60 Blad1.H61:Blad1.H6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4.824in" svg:y="12.9295in">
            <draw:object draw:notify-on-update-of-ranges="Blad1.J61:Blad1.J65 Blad1.K60:Blad1.K60 Blad1.K61:Blad1.K65 Blad1.J61:Blad1.J65 Blad1.L60:Blad1.L60 Blad1.L61:Blad1.L65 Blad1.J61:Blad1.J65 Blad1.M60:Blad1.M60 Blad1.M61:Blad1.M65 Blad1.J61:Blad1.J65 Blad1.N60:Blad1.N60 Blad1.N61:Blad1.N65 Blad1.J61:Blad1.J65 Blad1.O60:Blad1.O60 Blad1.O61:Blad1.O65 Blad1.J61:Blad1.J65 Blad1.P60:Blad1.P60 Blad1.P61:Blad1.P65 Blad1.J61:Blad1.J65 Blad1.Q60:Blad1.Q60 Blad1.Q61:Blad1.Q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1209" calcext:value-type="float">
            <text:p>0.01012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09279" calcext:value-type="float">
            <text:p>0.0209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03562" calcext:value-type="float">
            <text:p>0.03035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7451" calcext:value-type="float">
            <text:p>0.0874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4651" calcext:value-type="float">
            <text:p>0.146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2241" calcext:value-type="float">
            <text:p>0.02622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62" calcext:value-type="float">
            <text:p>0.03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719" calcext:value-type="float">
            <text:p>0.04707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805" calcext:value-type="float">
            <text:p>0.108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42538" calcext:value-type="float">
            <text:p>0.1425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76677" calcext:value-type="float">
            <text:p>0.1766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9251" calcext:value-type="float">
            <text:p>0.1892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99276" calcext:value-type="float">
            <text:p>0.1992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68342" calcext:value-type="float">
            <text:p>0.26834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09352" calcext:value-type="float">
            <text:p>0.3093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47452" calcext:value-type="float">
            <text:p>1.474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48817" calcext:value-type="float">
            <text:p>1.48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1377" calcext:value-type="float">
            <text:p>1.513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0817" calcext:value-type="float">
            <text:p>1.60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4384" calcext:value-type="float">
            <text:p>1.6438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.66233" calcext:value-type="float">
            <text:p>6.662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0124" calcext:value-type="float">
            <text:p>3.501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2925" calcext:value-type="float">
            <text:p>3.5292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6147" calcext:value-type="float">
            <text:p>3.614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669" calcext:value-type="float">
            <text:p>3.6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0.0446" calcext:value-type="float">
            <text:p>60.044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0.2898" calcext:value-type="float">
            <text:p>30.28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5.176" calcext:value-type="float">
            <text:p>15.1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70669" calcext:value-type="float">
            <text:p>7.706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9802" calcext:value-type="float">
            <text:p>3.9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5.3912" calcext:value-type="float">
            <text:p>35.3912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01089" calcext:value-type="float">
            <text:p>0.001010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58684" calcext:value-type="float">
            <text:p>0.00258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1652" calcext:value-type="float">
            <text:p>0.00165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732303" calcext:value-type="float">
            <text:p>0.007323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035" calcext:value-type="float">
            <text:p>0.0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15105" calcext:value-type="float">
            <text:p>0.0081510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21805" calcext:value-type="float">
            <text:p>0.0082180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54604" calcext:value-type="float">
            <text:p>0.009546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5619" calcext:value-type="float">
            <text:p>0.01156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7951" calcext:value-type="float">
            <text:p>0.0177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3086" calcext:value-type="float">
            <text:p>0.06308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11169" calcext:value-type="float">
            <text:p>0.05111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792" calcext:value-type="float">
            <text:p>0.047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3117" calcext:value-type="float">
            <text:p>0.05311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2031" calcext:value-type="float">
            <text:p>0.05720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79034" calcext:value-type="float">
            <text:p>0.57903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2746" calcext:value-type="float">
            <text:p>0.40274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59822" calcext:value-type="float">
            <text:p>0.35982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68195" calcext:value-type="float">
            <text:p>0.3681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68797" calcext:value-type="float">
            <text:p>0.3687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36923" calcext:value-type="float">
            <text:p>4.3692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859" calcext:value-type="float">
            <text:p>2.585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32684" calcext:value-type="float">
            <text:p>2.32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33419" calcext:value-type="float">
            <text:p>2.33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4287" calcext:value-type="float">
            <text:p>2.542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0.2412" calcext:value-type="float">
            <text:p>80.241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8.9073" calcext:value-type="float">
            <text:p>28.907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5.3848" calcext:value-type="float">
            <text:p>15.384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7.82127" calcext:value-type="float">
            <text:p>7.8212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78129" calcext:value-type="float">
            <text:p>3.781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9.6863" calcext:value-type="float">
            <text:p>39.6863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298" calcext:value-type="float">
            <text:p>0.001322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68896" calcext:value-type="float">
            <text:p>0.001688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48694" calcext:value-type="float">
            <text:p>0.002486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639" calcext:value-type="float">
            <text:p>0.0066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05672" calcext:value-type="float">
            <text:p>0.010567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25196" calcext:value-type="float">
            <text:p>0.004251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24004" calcext:value-type="float">
            <text:p>0.00424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02803" calcext:value-type="float">
            <text:p>0.008028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565" calcext:value-type="float">
            <text:p>0.0115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4842" calcext:value-type="float">
            <text:p>0.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074" calcext:value-type="float">
            <text:p>0.020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5316" calcext:value-type="float">
            <text:p>0.01531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4422" calcext:value-type="float">
            <text:p>0.017442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624" calcext:value-type="float">
            <text:p>0.0196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86274" calcext:value-type="float">
            <text:p>0.186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33762" calcext:value-type="float">
            <text:p>0.13376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990551" calcext:value-type="float">
            <text:p>0.099055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69555" calcext:value-type="float">
            <text:p>0.06955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52072" calcext:value-type="float">
            <text:p>0.05207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0059" calcext:value-type="float">
            <text:p>2.1005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6716" calcext:value-type="float">
            <text:p>2.1671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63176" calcext:value-type="float">
            <text:p>1.6317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7648" calcext:value-type="float">
            <text:p>0.8764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02085" calcext:value-type="float">
            <text:p>0.3020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3.4702" calcext:value-type="float">
            <text:p>33.4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0679" calcext:value-type="float">
            <text:p>25.06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4.6203" calcext:value-type="float">
            <text:p>14.62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7.68185" calcext:value-type="float">
            <text:p>7.681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50036" calcext:value-type="float">
            <text:p>3.5003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5.0383" calcext:value-type="float">
            <text:p>35.0383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7951" calcext:value-type="float">
            <text:p>0.001479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78158" calcext:value-type="float">
            <text:p>0.001781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70903" calcext:value-type="float">
            <text:p>0.002709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90746" calcext:value-type="float">
            <text:p>0.0069074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1572" calcext:value-type="float">
            <text:p>0.01157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22549" calcext:value-type="float">
            <text:p>0.004225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6289" calcext:value-type="float">
            <text:p>0.00462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85003" calcext:value-type="float">
            <text:p>0.004850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991857" calcext:value-type="float">
            <text:p>0.0099185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4164" calcext:value-type="float">
            <text:p>0.0141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1525" calcext:value-type="float">
            <text:p>0.02415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2174" calcext:value-type="float">
            <text:p>0.02217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83631" calcext:value-type="float">
            <text:p>0.01836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97295" calcext:value-type="float">
            <text:p>0.01972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4715" calcext:value-type="float">
            <text:p>0.02147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565914" calcext:value-type="float">
            <text:p>0.56591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7425" calcext:value-type="float">
            <text:p>0.3274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4991" calcext:value-type="float">
            <text:p>0.11499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78225" calcext:value-type="float">
            <text:p>0.0782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98124" calcext:value-type="float">
            <text:p>0.05981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51307" calcext:value-type="float">
            <text:p>4.513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33986" calcext:value-type="float">
            <text:p>3.339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87955" calcext:value-type="float">
            <text:p>1.8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93622" calcext:value-type="float">
            <text:p>0.99362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490523" calcext:value-type="float">
            <text:p>0.4905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3911" calcext:value-type="float">
            <text:p>35.39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8786" calcext:value-type="float">
            <text:p>26.87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8.39634" calcext:value-type="float">
            <text:p>8.396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37424" calcext:value-type="float">
            <text:p>4.374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6788" calcext:value-type="float">
            <text:p>35.6788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60146" calcext:value-type="float">
            <text:p>0.001601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03502" calcext:value-type="float">
            <text:p>0.002035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11005" calcext:value-type="float">
            <text:p>0.003110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31652" calcext:value-type="float">
            <text:p>0.0083165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36651" calcext:value-type="float">
            <text:p>0.01366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38654" calcext:value-type="float">
            <text:p>0.0043865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7375" calcext:value-type="float">
            <text:p>0.004737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03302" calcext:value-type="float">
            <text:p>0.005033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01651" calcext:value-type="float">
            <text:p>0.01016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50321" calcext:value-type="float">
            <text:p>0.01503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4825" calcext:value-type="float">
            <text:p>0.02448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2915" calcext:value-type="float">
            <text:p>0.02329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89334" calcext:value-type="float">
            <text:p>0.01893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971" calcext:value-type="float">
            <text:p>0.020397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381" calcext:value-type="float">
            <text:p>0.02338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69449" calcext:value-type="float">
            <text:p>0.5694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4744" calcext:value-type="float">
            <text:p>0.347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91511" calcext:value-type="float">
            <text:p>0.2915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813214" calcext:value-type="float">
            <text:p>0.08132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628176" calcext:value-type="float">
            <text:p>0.06281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52571" calcext:value-type="float">
            <text:p>4.5257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40638" calcext:value-type="float">
            <text:p>3.406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96341" calcext:value-type="float">
            <text:p>1.9634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4568" calcext:value-type="float">
            <text:p>1.045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44161" calcext:value-type="float">
            <text:p>0.54416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6.0317" calcext:value-type="float">
            <text:p>36.03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7.1263" calcext:value-type="float">
            <text:p>27.12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5.6996" calcext:value-type="float">
            <text:p>15.69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8.48966" calcext:value-type="float">
            <text:p>8.4896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46307" calcext:value-type="float">
            <text:p>4.463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6.3356" calcext:value-type="float">
            <text:p>36.3356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68908" calcext:value-type="float">
            <text:p>0.0016890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106" calcext:value-type="float">
            <text:p>0.00211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34299" calcext:value-type="float">
            <text:p>0.003342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0001" calcext:value-type="float">
            <text:p>0.008700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40591" calcext:value-type="float">
            <text:p>0.0140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23853" calcext:value-type="float">
            <text:p>0.005238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86755" calcext:value-type="float">
            <text:p>0.004867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27382" calcext:value-type="float">
            <text:p>0.0052738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1139" calcext:value-type="float">
            <text:p>0.0111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84641" calcext:value-type="float">
            <text:p>0.01846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3586" calcext:value-type="float">
            <text:p>0.0283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5013" calcext:value-type="float">
            <text:p>0.02501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9667" calcext:value-type="float">
            <text:p>0.01966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16484" calcext:value-type="float">
            <text:p>0.021648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64405" calcext:value-type="float">
            <text:p>0.02644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2201" calcext:value-type="float">
            <text:p>0.5722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25758" calcext:value-type="float">
            <text:p>0.52575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13468" calcext:value-type="float">
            <text:p>0.3134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6642" calcext:value-type="float">
            <text:p>0.1166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57561" calcext:value-type="float">
            <text:p>0.0657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4239" calcext:value-type="float">
            <text:p>4.542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44991" calcext:value-type="float">
            <text:p>3.449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01269" calcext:value-type="float">
            <text:p>2.012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1302" calcext:value-type="float">
            <text:p>1.1130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7856" calcext:value-type="float">
            <text:p>0.5778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6.2279" calcext:value-type="float">
            <text:p>36.227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7.297" calcext:value-type="float">
            <text:p>27.29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5.7914" calcext:value-type="float">
            <text:p>15.791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58921" calcext:value-type="float">
            <text:p>8.5892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8195" calcext:value-type="float">
            <text:p>4.581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7.2323" calcext:value-type="float">
            <text:p>37.2323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73895" calcext:value-type="float">
            <text:p>0.002738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340199" calcext:value-type="float">
            <text:p>0.0034019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3559" calcext:value-type="float">
            <text:p>0.014355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25411" calcext:value-type="float">
            <text:p>0.012541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8821" calcext:value-type="float">
            <text:p>0.0388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74207" calcext:value-type="float">
            <text:p>0.005742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52201" calcext:value-type="float">
            <text:p>0.00552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60515" calcext:value-type="float">
            <text:p>0.0066051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3219" calcext:value-type="float">
            <text:p>0.0263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9201" calcext:value-type="float">
            <text:p>0.039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32479" calcext:value-type="float">
            <text:p>0.07324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81549" calcext:value-type="float">
            <text:p>0.02815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654" calcext:value-type="float">
            <text:p>0.02665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492" calcext:value-type="float">
            <text:p>0.2284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4348" calcext:value-type="float">
            <text:p>0.2243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77695" calcext:value-type="float">
            <text:p>0.5776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7497" calcext:value-type="float">
            <text:p>0.5749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43029" calcext:value-type="float">
            <text:p>0.3430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745" calcext:value-type="float">
            <text:p>0.29674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72423" calcext:value-type="float">
            <text:p>0.27242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61545" calcext:value-type="float">
            <text:p>4.6154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64933" calcext:value-type="float">
            <text:p>3.649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227" calcext:value-type="float">
            <text:p>2.122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26743" calcext:value-type="float">
            <text:p>1.2674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84122" calcext:value-type="float">
            <text:p>0.7841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6.8548" calcext:value-type="float">
            <text:p>36.85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7.7305" calcext:value-type="float">
            <text:p>27.73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3097" calcext:value-type="float">
            <text:p>16.309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8.80805" calcext:value-type="float">
            <text:p>8.808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88894" calcext:value-type="float">
            <text:p>4.8889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8.837" calcext:value-type="float">
            <text:p>38.837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62382" calcext:value-type="float">
            <text:p>0.001623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9794" calcext:value-type="float">
            <text:p>0.001997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42541" calcext:value-type="float">
            <text:p>0.0034254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1163" calcext:value-type="float">
            <text:p>0.00811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38359" calcext:value-type="float">
            <text:p>0.01383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65735" calcext:value-type="float">
            <text:p>0.0046573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75666" calcext:value-type="float">
            <text:p>0.0047566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11283" calcext:value-type="float">
            <text:p>0.0051128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10153" calcext:value-type="float">
            <text:p>0.01101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75157" calcext:value-type="float">
            <text:p>0.01751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32636" calcext:value-type="float">
            <text:p>0.033263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3612" calcext:value-type="float">
            <text:p>0.02361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91701" calcext:value-type="float">
            <text:p>0.01917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50433" calcext:value-type="float">
            <text:p>0.02504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874" calcext:value-type="float">
            <text:p>0.0278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46429" calcext:value-type="float">
            <text:p>0.54642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8945" calcext:value-type="float">
            <text:p>0.39894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6032" calcext:value-type="float">
            <text:p>0.23603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30619" calcext:value-type="float">
            <text:p>0.1306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671338" calcext:value-type="float">
            <text:p>0.067133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2427" calcext:value-type="float">
            <text:p>4.4242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35789" calcext:value-type="float">
            <text:p>3.357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94503" calcext:value-type="float">
            <text:p>1.9450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05275" calcext:value-type="float">
            <text:p>1.05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39805" calcext:value-type="float">
            <text:p>0.53980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5.6928" calcext:value-type="float">
            <text:p>35.69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9626" calcext:value-type="float">
            <text:p>26.96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5.6606" calcext:value-type="float">
            <text:p>15.660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8.46282" calcext:value-type="float">
            <text:p>8.462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4177" calcext:value-type="float">
            <text:p>4.4417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6.5026" calcext:value-type="float">
            <text:p>36.5026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209279" calcext:value-type="float">
            <text:p>0.0002092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3992" calcext:value-type="float">
            <text:p>0.0002639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3366" calcext:value-type="float">
            <text:p>0.001733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21536" calcext:value-type="float">
            <text:p>0.001215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4617" calcext:value-type="float">
            <text:p>0.0039461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33647" calcext:value-type="float">
            <text:p>0.0005336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25794" calcext:value-type="float">
            <text:p>0.0002257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20053" calcext:value-type="float">
            <text:p>0.00042005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70352" calcext:value-type="float">
            <text:p>0.002703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573001" calcext:value-type="float">
            <text:p>0.005730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79397" calcext:value-type="float">
            <text:p>0.01793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2176" calcext:value-type="float">
            <text:p>0.00182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7587" calcext:value-type="float">
            <text:p>0.001575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3773" calcext:value-type="float">
            <text:p>0.026377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5489" calcext:value-type="float">
            <text:p>0.02548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10792" calcext:value-type="float">
            <text:p>0.09107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8984" calcext:value-type="float">
            <text:p>0.1089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36041" calcext:value-type="float">
            <text:p>0.093604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91725" calcext:value-type="float">
            <text:p>0.0891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71057" calcext:value-type="float">
            <text:p>0.02710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478563" calcext:value-type="float">
            <text:p>0.47856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41493" calcext:value-type="float">
            <text:p>0.2414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7596" calcext:value-type="float">
            <text:p>0.09759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79268" calcext:value-type="float">
            <text:p>0.08792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69918" calcext:value-type="float">
            <text:p>0.096991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815328" calcext:value-type="float">
            <text:p>0.8153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573837" calcext:value-type="float">
            <text:p>0.57383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71706" calcext:value-type="float">
            <text:p>0.2717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96526" calcext:value-type="float">
            <text:p>0.19652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13891" calcext:value-type="float">
            <text:p>0.21389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37446" calcext:value-type="float">
            <text:p>0.937446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990920" calcext:value-type="float">
            <text:p>2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08000" calcext:value-type="float">
            <text:p>2.4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70637" calcext:value-type="float">
            <text:p>57063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53215" calcext:value-type="float">
            <text:p>65321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11020" calcext:value-type="float">
            <text:p>211020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413300" calcext:value-type="float">
            <text:p>1.1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868100" calcext:value-type="float">
            <text:p>1.1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21960" calcext:value-type="float">
            <text:p>9.9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89790" calcext:value-type="float">
            <text:p>2.4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71790" calcext:value-type="float">
            <text:p>1.67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157720" calcext:value-type="float">
            <text:p>7.1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621600" calcext:value-type="float">
            <text:p>1.8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670100" calcext:value-type="float">
            <text:p>1.9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94560" calcext:value-type="float">
            <text:p>2.2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36940" calcext:value-type="float">
            <text:p>2.3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60410" calcext:value-type="float">
            <text:p>7.2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94820" calcext:value-type="float">
            <text:p>7.2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2227300" calcext:value-type="float">
            <text:p>1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344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63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70020" calcext:value-type="float">
            <text:p>7.27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194680" calcext:value-type="float">
            <text:p>9.1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8074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474400" calcext:value-type="float">
            <text:p>2.6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2792400" calcext:value-type="float">
            <text:p>4.2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83600" calcext:value-type="float">
            <text:p>7.2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680150" calcext:value-type="float">
            <text:p>9.68E+006</text:p>
          </table:table-cell>
          <table:table-cell table:style-name="ce1"/>
          <table:table-cell office:value-type="string" calcext:value-type="string">
            <text:p>min_TEPS</text:p>
          </table:table-cell>
          <table:table-cell table:style-name="ce1" office:value-type="float" office:value="16458700" calcext:value-type="float">
            <text:p>1.6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76100" calcext:value-type="float">
            <text:p>3.0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4906700" calcext:value-type="float">
            <text:p>5.4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294800" calcext:value-type="float">
            <text:p>5.53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849990" calcext:value-type="float">
            <text:p>4.8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881360" calcext:value-type="float">
            <text:p>3.8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450500" calcext:value-type="float">
            <text:p>2.45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41608" calcext:value-type="float">
            <text:p>941608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82684" calcext:value-type="float">
            <text:p>582684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2510400" calcext:value-type="float">
            <text:p>1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3463800" calcext:value-type="float">
            <text:p>1.3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2426700" calcext:value-type="float">
            <text:p>1.2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83450" calcext:value-type="float">
            <text:p>5.8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49380" calcext:value-type="float">
            <text:p>3.5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487800" calcext:value-type="float">
            <text:p>1.8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60600" calcext:value-type="float">
            <text:p>2.1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658200" calcext:value-type="float">
            <text:p>2.6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4218300" calcext:value-type="float">
            <text:p>2.4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829000" calcext:value-type="float">
            <text:p>1.9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330120" calcext:value-type="float">
            <text:p>7.3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977640" calcext:value-type="float">
            <text:p>7.9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3380300" calcext:value-type="float">
            <text:p>1.3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958600" calcext:value-type="float">
            <text:p>3.6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3785800" calcext:value-type="float">
            <text:p>6.3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386960" calcext:value-type="float">
            <text:p>7.39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726180" calcext:value-type="float">
            <text:p>9.7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6671400" calcext:value-type="float">
            <text:p>1.6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147200" calcext:value-type="float">
            <text:p>3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067100" calcext:value-type="float">
            <text:p>5.8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09630" calcext:value-type="float">
            <text:p>7.4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833890" calcext:value-type="float">
            <text:p>9.83E+006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6998900" calcext:value-type="float">
            <text:p>1.7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252600" calcext:value-type="float">
            <text:p>3.1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585400" calcext:value-type="float">
            <text:p>5.8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7678000" calcext:value-type="float">
            <text:p>5.77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115340" calcext:value-type="float">
            <text:p>5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25510" calcext:value-type="float">
            <text:p>4.0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40" calcext:value-type="float">
            <text:p>2.63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985028" calcext:value-type="float">
            <text:p>985028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99484" calcext:value-type="float">
            <text:p>599484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940200" calcext:value-type="float">
            <text:p>1.4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3833500" calcext:value-type="float">
            <text:p>1.3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3021200" calcext:value-type="float">
            <text:p>1.3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47160" calcext:value-type="float">
            <text:p>6.4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359750" calcext:value-type="float">
            <text:p>4.36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414800" calcext:value-type="float">
            <text:p>2.1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509900" calcext:value-type="float">
            <text:p>2.2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7691100" calcext:value-type="float">
            <text:p>2.7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041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423700" calcext:value-type="float">
            <text:p>2.2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365550" calcext:value-type="float">
            <text:p>7.3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072000" calcext:value-type="float">
            <text:p>1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881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1576900" calcext:value-type="float">
            <text:p>5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769600" calcext:value-type="float">
            <text:p>6.6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414180" calcext:value-type="float">
            <text:p>7.4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850460" calcext:value-type="float">
            <text:p>9.8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7089800" calcext:value-type="float">
            <text:p>1.7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088700" calcext:value-type="float">
            <text:p>3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662700" calcext:value-type="float">
            <text:p>6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449990" calcext:value-type="float">
            <text:p>7.4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895770" calcext:value-type="float">
            <text:p>9.90E+006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17098300" calcext:value-type="float">
            <text:p>1.7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619100" calcext:value-type="float">
            <text:p>3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459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101400" calcext:value-type="float">
            <text:p>5.9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536980" calcext:value-type="float">
            <text:p>5.5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8160" calcext:value-type="float">
            <text:p>4.6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23960" calcext:value-type="float">
            <text:p>3.0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85960" calcext:value-type="float">
            <text:p>1.1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07915" calcext:value-type="float">
            <text:p>707915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097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158000" calcext:value-type="float">
            <text:p>1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3512500" calcext:value-type="float">
            <text:p>1.3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07400" calcext:value-type="float">
            <text:p>6.6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26950" calcext:value-type="float">
            <text:p>4.6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707400" calcext:value-type="float">
            <text:p>2.1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644300" calcext:value-type="float">
            <text:p>2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8551100" calcext:value-type="float">
            <text:p>2.8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573800" calcext:value-type="float">
            <text:p>2.6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417900" calcext:value-type="float">
            <text:p>2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411560" calcext:value-type="float">
            <text:p>7.4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810000" calcext:value-type="float">
            <text:p>1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474900" calcext:value-type="float">
            <text:p>3.6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3618400" calcext:value-type="float">
            <text:p>5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0124300" calcext:value-type="float">
            <text:p>7.0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434950" calcext:value-type="float">
            <text:p>7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046600" calcext:value-type="float">
            <text:p>1.0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7852400" calcext:value-type="float">
            <text:p>1.7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769800" calcext:value-type="float">
            <text:p>3.3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8405400" calcext:value-type="float">
            <text:p>6.8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584840" calcext:value-type="float">
            <text:p>7.5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986970" calcext:value-type="float">
            <text:p>9.99E+006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17207400" calcext:value-type="float">
            <text:p>1.7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970500" calcext:value-type="float">
            <text:p>3.2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1367400" calcext:value-type="float">
            <text:p>6.1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89300" calcext:value-type="float">
            <text:p>6.02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192060" calcext:value-type="float">
            <text:p>6.1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850330" calcext:value-type="float">
            <text:p>4.8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294000" calcext:value-type="float">
            <text:p>3.2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233920" calcext:value-type="float">
            <text:p>1.23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75230" calcext:value-type="float">
            <text:p>775230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821400" calcext:value-type="float">
            <text:p>1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13100" calcext:value-type="float">
            <text:p>1.5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56500" calcext:value-type="float">
            <text:p>1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163400" calcext:value-type="float">
            <text:p>8.1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66770" calcext:value-type="float">
            <text:p>5.6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325100" calcext:value-type="float">
            <text:p>2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279000" calcext:value-type="float">
            <text:p>2.5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231400" calcext:value-type="float">
            <text:p>3.4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0058500" calcext:value-type="float">
            <text:p>3.0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716700" calcext:value-type="float">
            <text:p>2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516800" calcext:value-type="float">
            <text:p>2.2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400" calcext:value-type="float">
            <text:p>3.1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343200" calcext:value-type="float">
            <text:p>4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0301900" calcext:value-type="float">
            <text:p>6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0548100" calcext:value-type="float">
            <text:p>8.0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973800" calcext:value-type="float">
            <text:p>1.6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83200" calcext:value-type="float">
            <text:p>1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63300" calcext:value-type="float">
            <text:p>2.0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283200" calcext:value-type="float">
            <text:p>3.8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1076000" calcext:value-type="float">
            <text:p>1.11E+008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020120" calcext:value-type="float">
            <text:p>8.0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8300" calcext:value-type="float">
            <text:p>1.07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18360400" calcext:value-type="float">
            <text:p>1.8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9441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6688100" calcext:value-type="float">
            <text:p>7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1289700" calcext:value-type="float">
            <text:p>6.13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044880" calcext:value-type="float">
            <text:p>5.0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100220" calcext:value-type="float">
            <text:p>4.1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391540" calcext:value-type="float">
            <text:p>2.3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09330" calcext:value-type="float">
            <text:p>1.01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2082" calcext:value-type="float">
            <text:p>592082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71500" calcext:value-type="float">
            <text:p>1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777700" calcext:value-type="float">
            <text:p>1.3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2818000" calcext:value-type="float">
            <text:p>1.2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49570" calcext:value-type="float">
            <text:p>5.9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1570" calcext:value-type="float">
            <text:p>3.7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761600" calcext:value-type="float">
            <text:p>1.5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2204300" calcext:value-type="float">
            <text:p>2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349200" calcext:value-type="float">
            <text:p>2.7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0935300" calcext:value-type="float">
            <text:p>2.0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809200" calcext:value-type="float">
            <text:p>1.8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75850" calcext:value-type="float">
            <text:p>7.68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135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770100" calcext:value-type="float">
            <text:p>1.7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111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476800" calcext:value-type="float">
            <text:p>6.2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584170" calcext:value-type="float">
            <text:p>7.58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92720" calcext:value-type="float">
            <text:p>9.9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251300" calcext:value-type="float">
            <text:p>1.7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873000" calcext:value-type="float">
            <text:p>3.1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602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520710" calcext:value-type="float">
            <text:p>7.5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17140800" calcext:value-type="float">
            <text:p>1.7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719400" calcext:value-type="float">
            <text:p>3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434300" calcext:value-type="float">
            <text:p>6.0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8830900" calcext:value-type="float">
            <text:p>5.88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81915.7" calcext:value-type="float">
            <text:p>8191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8256.4" calcext:value-type="float">
            <text:p>68256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2496" calcext:value-type="float">
            <text:p>1524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41.8" calcext:value-type="float">
            <text:p>1904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275.5" calcext:value-type="float">
            <text:p>21275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03135" calcext:value-type="float">
            <text:p>20313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2398.1" calcext:value-type="float">
            <text:p>82398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2676" calcext:value-type="float">
            <text:p>13267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3971" calcext:value-type="float">
            <text:p>1839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4210" calcext:value-type="float">
            <text:p>15421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070970" calcext:value-type="float">
            <text:p>1.0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5838" calcext:value-type="float">
            <text:p>21583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3250" calcext:value-type="float">
            <text:p>28325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778100" calcext:value-type="float">
            <text:p>2.7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166960" calcext:value-type="float">
            <text:p>2.1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1192" calcext:value-type="float">
            <text:p>16119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1848" calcext:value-type="float">
            <text:p>3618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87859" calcext:value-type="float">
            <text:p>887859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761900" calcext:value-type="float">
            <text:p>2.76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178100" calcext:value-type="float">
            <text:p>3.18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3356" calcext:value-type="float">
            <text:p>1033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0542.5" calcext:value-type="float">
            <text:p>90542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9058" calcext:value-type="float">
            <text:p>10905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35388" calcext:value-type="float">
            <text:p>335388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407150" calcext:value-type="float">
            <text:p>1.41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644.1" calcext:value-type="float">
            <text:p>21644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695.3" calcext:value-type="float">
            <text:p>2669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7467" calcext:value-type="float">
            <text:p>3746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2802.3" calcext:value-type="float">
            <text:p>9280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6648" calcext:value-type="float">
            <text:p>3666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352" calcext:value-type="float">
            <text:p>190352</text:p>
          </table:table-cell>
        </table:table-row>
        <table:table-row table:style-name="ro1">
          <table:table-cell office:value-type="string" calcext:value-type="string">
            <text:p>Program time</text:p>
          </table:table-cell>
          <table:table-cell office:value-type="float" office:value="0.115823" calcext:value-type="float">
            <text:p>0.11582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151995" calcext:value-type="float">
            <text:p>0.15199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252125" calcext:value-type="float">
            <text:p>0.2521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616302" calcext:value-type="float">
            <text:p>0.61630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0517" calcext:value-type="float">
            <text:p>1.051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34076" calcext:value-type="float">
            <text:p>0.33407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28479" calcext:value-type="float">
            <text:p>1.2847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85957" calcext:value-type="float">
            <text:p>0.38595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827212" calcext:value-type="float">
            <text:p>0.827212</text:p>
          </table:table-cell>
          <table:table-cell table:number-columns-repeated="4"/>
          <table:table-cell office:value-type="string" calcext:value-type="string">
            <text:p>Program time</text:p>
          </table:table-cell>
          <table:table-cell office:value-type="float" office:value="2.37233" calcext:value-type="float">
            <text:p>2.3723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75484" calcext:value-type="float">
            <text:p>1.7548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47756" calcext:value-type="float">
            <text:p>1.4775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9273" calcext:value-type="float">
            <text:p>1.927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15296" calcext:value-type="float">
            <text:p>2.1529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7.0425" calcext:value-type="float">
            <text:p>37.04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7.4335" calcext:value-type="float">
            <text:p>27.43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6.9868" calcext:value-type="float">
            <text:p>16.986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.3427" calcext:value-type="float">
            <text:p>10.342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6.31449" calcext:value-type="float">
            <text:p>6.3144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4.265" calcext:value-type="float">
            <text:p>294.26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21.035" calcext:value-type="float">
            <text:p>221.0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30.366" calcext:value-type="float">
            <text:p>130.36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3.3414" calcext:value-type="float">
            <text:p>73.341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0.7719" calcext:value-type="float">
            <text:p>40.771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25.51" calcext:value-type="float">
            <text:p>2425.5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785.25" calcext:value-type="float">
            <text:p>1785.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33.07" calcext:value-type="float">
            <text:p>1033.0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557.23" calcext:value-type="float">
            <text:p>557.2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2.081" calcext:value-type="float">
            <text:p>292.08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11.7" calcext:value-type="float">
            <text:p>2411.7</text:p>
          </table:table-cell>
        </table:table-row>
        <table:table-row table:style-name="ro1" table:number-rows-repeated="3">
          <table:table-cell table:number-columns-repeated="92"/>
        </table:table-row>
        <table:table-row table:style-name="ro1">
          <table:table-cell/>
          <table:table-cell office:value-type="string" calcext:value-type="string">
            <text:p>graphs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2 Nodes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8 Nodes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32 Node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office:value-type="string" calcext:value-type="string">
            <text:p>Scale 2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009330" calcext:value-type="float">
            <text:p>1.01E+006</text:p>
          </table:table-cell>
          <table:table-cell office:value-type="float" office:value="592082" calcext:value-type="float">
            <text:p>5920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3741570" calcext:value-type="float">
            <text:p>3.74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18809200" calcext:value-type="float">
            <text:p>1.88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62476800" calcext:value-type="float">
            <text:p>6.25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009330" calcext:value-type="float">
            <text:p>1.01E+006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62160200" calcext:value-type="float">
            <text:p>6.22E+00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592082" calcext:value-type="float">
            <text:p>5.92E+005</text:p>
          </table:table-cell>
          <table:table-cell table:style-name="ce1" office:value-type="float" office:value="3741570" calcext:value-type="float">
            <text:p>3.74E+006</text:p>
          </table:table-cell>
          <table:table-cell table:style-name="ce1" office:value-type="float" office:value="18809200" calcext:value-type="float">
            <text:p>1.88E+007</text:p>
          </table:table-cell>
          <table:table-cell table:style-name="ce1" office:value-type="float" office:value="62476800" calcext:value-type="float">
            <text:p>6.25E+007</text:p>
          </table:table-cell>
          <table:table-cell table:style-name="ce1" office:value-type="float" office:value="62160200" calcext:value-type="float">
            <text:p>6.22E+007</text:p>
          </table:table-cell>
          <table:table-cell table:style-name="ce1" office:value-type="float" office:value="60434300" calcext:value-type="float">
            <text:p>6.04E+007</text:p>
          </table:table-cell>
          <table:table-cell table:style-name="ce1" office:value-type="float" office:value="58830900" calcext:value-type="float">
            <text:p>5.88E+00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 office:value-type="float" office:value="60434300" calcext:value-type="float">
            <text:p>6.04E+007</text:p>
          </table:table-cell>
          <table:table-cell table:number-columns-repeated="8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style-name="ce1" office:value-type="float" office:value="58830900" calcext:value-type="float">
            <text:p>5.88E+007</text:p>
          </table:table-cell>
          <table:table-cell table:number-columns-repeated="85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12"/>
          <table:table-cell office:value-type="string" calcext:value-type="string">
            <text:p>ratio between previous</text:p>
          </table:table-cell>
          <table:table-cell table:number-columns-repeated="79"/>
        </table:table-row>
        <table:table-row table:style-name="ro1">
          <table:table-cell table:number-columns-repeated="12"/>
          <table:table-cell table:formula="of:=[.M35]/[.M34]" office:value-type="float" office:value="1.36968544200317" calcext:value-type="float">
            <text:p>1.369685442</text:p>
          </table:table-cell>
          <table:table-cell table:formula="of:=[.N35]/[.N34]" office:value-type="float" office:value="1.31757595096101" calcext:value-type="float">
            <text:p>1.317575951</text:p>
          </table:table-cell>
          <table:table-cell table:formula="of:=[.O35]/[.O34]" office:value-type="float" office:value="1.32379256745706" calcext:value-type="float">
            <text:p>1.3237925675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6]/[.M35]" office:value-type="float" office:value="1.69021733961098" calcext:value-type="float">
            <text:p>1.6902173396</text:p>
          </table:table-cell>
          <table:table-cell table:formula="of:=[.N36]/[.N35]" office:value-type="float" office:value="1.72638680959739" calcext:value-type="float">
            <text:p>1.7263868096</text:p>
          </table:table-cell>
          <table:table-cell table:formula="of:=[.O36]/[.O35]" office:value-type="float" office:value="1.72167949328335" calcext:value-type="float">
            <text:p>1.7216794933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7]/[.M36]" office:value-type="float" office:value="1.80702415855848" calcext:value-type="float">
            <text:p>1.8070241586</text:p>
          </table:table-cell>
          <table:table-cell table:formula="of:=[.N37]/[.N36]" office:value-type="float" office:value="1.84757090769971" calcext:value-type="float">
            <text:p>1.8475709077</text:p>
          </table:table-cell>
          <table:table-cell table:formula="of:=[.O37]/[.O36]" office:value-type="float" office:value="1.85052039578083" calcext:value-type="float">
            <text:p>1.8505203958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8]/[.M37]" office:value-type="float" office:value="1.94565102301392" calcext:value-type="float">
            <text:p>1.945651023</text:p>
          </table:table-cell>
          <table:table-cell table:formula="of:=[.N38]/[.N37]" office:value-type="float" office:value="1.95024628996329" calcext:value-type="float">
            <text:p>1.95024629</text:p>
          </table:table-cell>
          <table:table-cell table:formula="of:=[.O38]/[.O37]" office:value-type="float" office:value="1.90527878837557" calcext:value-type="float">
            <text:p>1.9052787884</text:p>
          </table:table-cell>
          <table:table-cell table:number-columns-repeated="77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table:style-name="ce2" office:value-type="currency" office:currency="USD" office:value="0.12" calcext:value-type="currency">
            <text:p>$0.12</text:p>
          </table:table-cell>
          <table:table-cell table:number-columns-repeated="84"/>
        </table:table-row>
        <table:table-row table:style-name="ro1">
          <table:table-cell table:number-columns-repeated="7"/>
          <table:table-cell office:value-type="string" calcext:value-type="string">
            <text:p>nodes</text:p>
          </table:table-cell>
          <table:table-cell table:formula="of:=32*2" office:value-type="float" office:value="64" calcext:value-type="float">
            <text:p>64</text:p>
          </table:table-cell>
          <table:table-cell table:formula="of:=[.I49]*2" office:value-type="float" office:value="128" calcext:value-type="float">
            <text:p>128</text:p>
          </table:table-cell>
          <table:table-cell table:formula="of:=[.J49]*2" office:value-type="float" office:value="256" calcext:value-type="float">
            <text:p>256</text:p>
          </table:table-cell>
          <table:table-cell table:formula="of:=[.K49]*2" office:value-type="float" office:value="512" calcext:value-type="float">
            <text:p>512</text:p>
          </table:table-cell>
          <table:table-cell table:formula="of:=[.L49]*2" office:value-type="float" office:value="1024" calcext:value-type="float">
            <text:p>1024</text:p>
          </table:table-cell>
          <table:table-cell table:formula="of:=[.M49]*2" office:value-type="float" office:value="2048" calcext:value-type="float">
            <text:p>2048</text:p>
          </table:table-cell>
          <table:table-cell table:formula="of:=[.N49]*2" office:value-type="float" office:value="4096" calcext:value-type="float">
            <text:p>4096</text:p>
          </table:table-cell>
          <table:table-cell table:formula="of:=[.O49]*2" office:value-type="float" office:value="8192" calcext:value-type="float">
            <text:p>8192</text:p>
          </table:table-cell>
          <table:table-cell table:formula="of:=[.P49]*2" office:value-type="float" office:value="16384" calcext:value-type="float">
            <text:p>16384</text:p>
          </table:table-cell>
          <table:table-cell table:formula="of:=[.Q49]*2" office:value-type="float" office:value="32768" calcext:value-type="float">
            <text:p>32768</text:p>
          </table:table-cell>
          <table:table-cell table:formula="of:=[.R49]*2" office:value-type="float" office:value="65536" calcext:value-type="float">
            <text:p>65536</text:p>
          </table:table-cell>
          <table:table-cell table:formula="of:=[.S49]*2" office:value-type="float" office:value="131072" calcext:value-type="float">
            <text:p>131072</text:p>
          </table:table-cell>
          <table:table-cell table:formula="of:=[.T49]*2" office:value-type="float" office:value="262144" calcext:value-type="float">
            <text:p>262144</text:p>
          </table:table-cell>
          <table:table-cell table:formula="of:=[.U49]*2" office:value-type="float" office:value="524288" calcext:value-type="float">
            <text:p>524288</text:p>
          </table:table-cell>
          <table:table-cell table:formula="of:=[.V49]*2" office:value-type="float" office:value="1048576" calcext:value-type="float">
            <text:p>1048576</text:p>
          </table:table-cell>
          <table:table-cell table:formula="of:=[.W49]*2" office:value-type="float" office:value="2097152" calcext:value-type="float">
            <text:p>2097152</text:p>
          </table:table-cell>
          <table:table-cell table:formula="of:=[.X49]*2" office:value-type="float" office:value="4194304" calcext:value-type="float">
            <text:p>4194304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TEPS</text:p>
          </table:table-cell>
          <table:table-cell office:value-type="float" office:value="62160200" calcext:value-type="float">
            <text:p>62160200</text:p>
          </table:table-cell>
          <table:table-cell table:formula="of:=[.I50]*2" office:value-type="float" office:value="124320400" calcext:value-type="float">
            <text:p>124320400</text:p>
          </table:table-cell>
          <table:table-cell table:formula="of:=[.J50]*2" office:value-type="float" office:value="248640800" calcext:value-type="float">
            <text:p>248640800</text:p>
          </table:table-cell>
          <table:table-cell table:formula="of:=[.K50]*2" office:value-type="float" office:value="497281600" calcext:value-type="float">
            <text:p>497281600</text:p>
          </table:table-cell>
          <table:table-cell table:formula="of:=[.L50]*2" office:value-type="float" office:value="994563200" calcext:value-type="float">
            <text:p>994563200</text:p>
          </table:table-cell>
          <table:table-cell table:formula="of:=[.M50]*2" office:value-type="float" office:value="1989126400" calcext:value-type="float">
            <text:p>1989126400</text:p>
          </table:table-cell>
          <table:table-cell table:formula="of:=[.N50]*2" office:value-type="float" office:value="3978252800" calcext:value-type="float">
            <text:p>3978252800</text:p>
          </table:table-cell>
          <table:table-cell table:formula="of:=[.O50]*2" office:value-type="float" office:value="7956505600" calcext:value-type="float">
            <text:p>7956505600</text:p>
          </table:table-cell>
          <table:table-cell table:formula="of:=[.P50]*2" office:value-type="float" office:value="15913011200" calcext:value-type="float">
            <text:p>15913011200</text:p>
          </table:table-cell>
          <table:table-cell table:formula="of:=[.Q50]*2" office:value-type="float" office:value="31826022400" calcext:value-type="float">
            <text:p>31826022400</text:p>
          </table:table-cell>
          <table:table-cell table:formula="of:=[.R50]*2" office:value-type="float" office:value="63652044800" calcext:value-type="float">
            <text:p>63652044800</text:p>
          </table:table-cell>
          <table:table-cell table:formula="of:=[.S50]*2" office:value-type="float" office:value="127304089600" calcext:value-type="float">
            <text:p>127304089600</text:p>
          </table:table-cell>
          <table:table-cell table:formula="of:=[.T50]*2" office:value-type="float" office:value="254608179200" calcext:value-type="float">
            <text:p>254608179200</text:p>
          </table:table-cell>
          <table:table-cell table:formula="of:=[.U50]*2" office:value-type="float" office:value="509216358400" calcext:value-type="float">
            <text:p>509216358400</text:p>
          </table:table-cell>
          <table:table-cell table:formula="of:=[.V50]*2" office:value-type="float" office:value="1018432716800" calcext:value-type="float">
            <text:p>1018432716800</text:p>
          </table:table-cell>
          <table:table-cell table:formula="of:=[.W50]*2" office:value-type="float" office:value="2036865433600" calcext:value-type="float">
            <text:p>2036865433600</text:p>
          </table:table-cell>
          <table:table-cell table:formula="of:=[.X50]*2" office:value-type="float" office:value="4073730867200" calcext:value-type="float">
            <text:p>4073730867200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GTEPS</text:p>
          </table:table-cell>
          <table:table-cell table:formula="of:=[.I50]/10^9" office:value-type="float" office:value="0.0621602" calcext:value-type="float">
            <text:p>0.0621602</text:p>
          </table:table-cell>
          <table:table-cell table:formula="of:=[.J50]/10^9" office:value-type="float" office:value="0.1243204" calcext:value-type="float">
            <text:p>0.1243204</text:p>
          </table:table-cell>
          <table:table-cell table:formula="of:=[.K50]/10^9" office:value-type="float" office:value="0.2486408" calcext:value-type="float">
            <text:p>0.2486408</text:p>
          </table:table-cell>
          <table:table-cell table:formula="of:=[.L50]/10^9" office:value-type="float" office:value="0.4972816" calcext:value-type="float">
            <text:p>0.4972816</text:p>
          </table:table-cell>
          <table:table-cell table:formula="of:=[.M50]/10^9" office:value-type="float" office:value="0.9945632" calcext:value-type="float">
            <text:p>0.9945632</text:p>
          </table:table-cell>
          <table:table-cell table:formula="of:=[.N50]/10^9" office:value-type="float" office:value="1.9891264" calcext:value-type="float">
            <text:p>1.9891264</text:p>
          </table:table-cell>
          <table:table-cell table:formula="of:=[.O50]/10^9" office:value-type="float" office:value="3.9782528" calcext:value-type="float">
            <text:p>3.9782528</text:p>
          </table:table-cell>
          <table:table-cell table:formula="of:=[.P50]/10^9" office:value-type="float" office:value="7.9565056" calcext:value-type="float">
            <text:p>7.9565056</text:p>
          </table:table-cell>
          <table:table-cell table:formula="of:=[.Q50]/10^9" office:value-type="float" office:value="15.9130112" calcext:value-type="float">
            <text:p>15.9130112</text:p>
          </table:table-cell>
          <table:table-cell table:formula="of:=[.R50]/10^9" office:value-type="float" office:value="31.8260224" calcext:value-type="float">
            <text:p>31.8260224</text:p>
          </table:table-cell>
          <table:table-cell table:formula="of:=[.S50]/10^9" office:value-type="float" office:value="63.6520448" calcext:value-type="float">
            <text:p>63.6520448</text:p>
          </table:table-cell>
          <table:table-cell table:formula="of:=[.T50]/10^9" office:value-type="float" office:value="127.3040896" calcext:value-type="float">
            <text:p>127.3040896</text:p>
          </table:table-cell>
          <table:table-cell table:formula="of:=[.U50]/10^9" office:value-type="float" office:value="254.6081792" calcext:value-type="float">
            <text:p>254.6081792</text:p>
          </table:table-cell>
          <table:table-cell table:formula="of:=[.V50]/10^9" office:value-type="float" office:value="509.2163584" calcext:value-type="float">
            <text:p>509.2163584</text:p>
          </table:table-cell>
          <table:table-cell table:formula="of:=[.W50]/10^9" office:value-type="float" office:value="1018.4327168" calcext:value-type="float">
            <text:p>1018.4327168</text:p>
          </table:table-cell>
          <table:table-cell table:formula="of:=[.X50]/10^9" office:value-type="float" office:value="2036.8654336" calcext:value-type="float">
            <text:p>2036.8654336</text:p>
          </table:table-cell>
          <table:table-cell table:formula="of:=[.Y50]/10^9" office:value-type="float" office:value="4073.7308672" calcext:value-type="float">
            <text:p>4073.7308672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Cost per hour</text:p>
          </table:table-cell>
          <table:table-cell table:style-name="ce3" table:formula="of:=[.I49]*[.$H48]" office:value-type="currency" office:currency="USD" office:value="7.68" calcext:value-type="currency">
            <text:p>$7.68</text:p>
          </table:table-cell>
          <table:table-cell table:style-name="ce3" table:formula="of:=[.J49]*[.$H48]" office:value-type="currency" office:currency="USD" office:value="15.36" calcext:value-type="currency">
            <text:p>$15.36</text:p>
          </table:table-cell>
          <table:table-cell table:style-name="ce3" table:formula="of:=[.K49]*[.$H48]" office:value-type="currency" office:currency="USD" office:value="30.72" calcext:value-type="currency">
            <text:p>$30.72</text:p>
          </table:table-cell>
          <table:table-cell table:style-name="ce3" table:formula="of:=[.L49]*[.$H48]" office:value-type="currency" office:currency="USD" office:value="61.44" calcext:value-type="currency">
            <text:p>$61.44</text:p>
          </table:table-cell>
          <table:table-cell table:style-name="ce3" table:formula="of:=[.M49]*[.$H48]" office:value-type="currency" office:currency="USD" office:value="122.88" calcext:value-type="currency">
            <text:p>$122.88</text:p>
          </table:table-cell>
          <table:table-cell table:style-name="ce3" table:formula="of:=[.N49]*[.$H48]" office:value-type="currency" office:currency="USD" office:value="245.76" calcext:value-type="currency">
            <text:p>$245.76</text:p>
          </table:table-cell>
          <table:table-cell table:style-name="ce3" table:formula="of:=[.O49]*[.$H48]" office:value-type="currency" office:currency="USD" office:value="491.52" calcext:value-type="currency">
            <text:p>$491.52</text:p>
          </table:table-cell>
          <table:table-cell table:style-name="ce3" table:formula="of:=[.P49]*[.$H48]" office:value-type="currency" office:currency="USD" office:value="983.04" calcext:value-type="currency">
            <text:p>$983.04</text:p>
          </table:table-cell>
          <table:table-cell table:style-name="ce3" table:formula="of:=[.Q49]*[.$H48]" office:value-type="currency" office:currency="USD" office:value="1966.08" calcext:value-type="currency">
            <text:p>$1,966.08</text:p>
          </table:table-cell>
          <table:table-cell table:style-name="ce3" table:formula="of:=[.R49]*[.$H48]" office:value-type="currency" office:currency="USD" office:value="3932.16" calcext:value-type="currency">
            <text:p>$3,932.16</text:p>
          </table:table-cell>
          <table:table-cell table:style-name="ce3" table:formula="of:=[.S49]*[.$H48]" office:value-type="currency" office:currency="USD" office:value="7864.32" calcext:value-type="currency">
            <text:p>$7,864.32</text:p>
          </table:table-cell>
          <table:table-cell table:style-name="ce3" table:formula="of:=[.T49]*[.$H48]" office:value-type="currency" office:currency="USD" office:value="15728.64" calcext:value-type="currency">
            <text:p>$15,728.64</text:p>
          </table:table-cell>
          <table:table-cell table:style-name="ce3" table:formula="of:=[.U49]*[.$H48]" office:value-type="currency" office:currency="USD" office:value="31457.28" calcext:value-type="currency">
            <text:p>$31,457.28</text:p>
          </table:table-cell>
          <table:table-cell table:style-name="ce3" table:formula="of:=[.V49]*[.$H48]" office:value-type="currency" office:currency="USD" office:value="62914.56" calcext:value-type="currency">
            <text:p>$62,914.56</text:p>
          </table:table-cell>
          <table:table-cell table:style-name="ce3" table:formula="of:=[.W49]*[.$H48]" office:value-type="currency" office:currency="USD" office:value="125829.12" calcext:value-type="currency">
            <text:p>$125,829.12</text:p>
          </table:table-cell>
          <table:table-cell table:style-name="ce3" table:formula="of:=[.X49]*[.$H48]" office:value-type="currency" office:currency="USD" office:value="251658.24" calcext:value-type="currency">
            <text:p>$251,658.24</text:p>
          </table:table-cell>
          <table:table-cell table:style-name="ce3" table:formula="of:=[.Y49]*[.$H48]" office:value-type="currency" office:currency="USD" office:value="503316.48" calcext:value-type="currency">
            <text:p>$503,316.48</text:p>
          </table:table-cell>
          <table:table-cell table:number-columns-repeated="67"/>
        </table:table-row>
        <table:table-row table:style-name="ro1" table:number-rows-repeated="5">
          <table:table-cell table:number-columns-repeated="92"/>
        </table:table-row>
        <table:table-row table:style-name="ro1">
          <table:table-cell table:number-columns-repeated="10"/>
          <table:table-cell office:value-type="float" office:value="16384" calcext:value-type="float">
            <text:p>1638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34359738368" calcext:value-type="float">
            <text:p>34359738368</text:p>
          </table:table-cell>
          <table:table-cell table:number-columns-repeated="75"/>
        </table:table-row>
        <table:table-row table:style-name="ro1">
          <table:table-cell table:number-columns-repeated="92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2 Nodes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8 Nodes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32 Node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office:value-type="string" calcext:value-type="string">
            <text:p>Scale 27</text:p>
          </table:table-cell>
          <table:table-cell table:number-columns-repeated="75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1/([.C34]/[.$A61])" office:value-type="float" office:value="0.00324764910166347" calcext:value-type="float">
            <text:p>3.25E-003</text:p>
          </table:table-cell>
          <table:table-cell table:style-name="ce1" table:formula="of:=1/([.D34]/[.$A61])" office:value-type="float" office:value="0.00399588314773354" calcext:value-type="float">
            <text:p>4.00E-003</text:p>
          </table:table-cell>
          <table:table-cell table:style-name="ce1" table:formula="of:=1/([.E34]/[.$A61])" office:value-type="float" office:value="0.00685081579233465" calcext:value-type="float">
            <text:p>6.85E-003</text:p>
          </table:table-cell>
          <table:table-cell table:style-name="ce1" table:formula="of:=1/([.F34]/[.$A61])" office:value-type="float" office:value="0.0162325503056483" calcext:value-type="float">
            <text:p>1.62E-002</text:p>
          </table:table-cell>
          <table:table-cell table:style-name="ce1" table:formula="of:=1/([.G34]/[.$A61])" office:value-type="float" office:value="0.0276718427515108" calcext:value-type="float">
            <text:p>2.77E-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1/([.J34]/[.K$58])" office:value-type="float" office:value="0.00324764910166347" calcext:value-type="float">
            <text:p>3.25E-003</text:p>
          </table:table-cell>
          <table:table-cell table:style-name="ce1" table:formula="of:=1/([.K34]/[.L$58])" office:value-type="float" office:value="0.00931471413850691" calcext:value-type="float">
            <text:p>9.31E-003</text:p>
          </table:table-cell>
          <table:table-cell table:style-name="ce1" table:formula="of:=1/([.L34]/[.M$58])" office:value-type="float" office:value="0.0665272561161304" calcext:value-type="float">
            <text:p>6.65E-002</text:p>
          </table:table-cell>
          <table:table-cell table:style-name="ce1" table:formula="of:=1/([.M34]/[.N$58])" office:value-type="float" office:value="1.09285720799651" calcext:value-type="float">
            <text:p>1.09E+000</text:p>
          </table:table-cell>
          <table:table-cell table:style-name="ce1" table:formula="of:=1/([.N34]/[.O$58])" office:value-type="float" office:value="8.84854427050027" calcext:value-type="float">
            <text:p>8.85E+000</text:p>
          </table:table-cell>
          <table:table-cell table:style-name="ce1" table:formula="of:=1/([.O34]/[.P$58])" office:value-type="float" office:value="71.3856686403278" calcext:value-type="float">
            <text:p>7.14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1/([.C35]/[.$A62])" office:value-type="float" office:value="0.00931471413850691" calcext:value-type="float">
            <text:p>9.31E-003</text:p>
          </table:table-cell>
          <table:table-cell table:style-name="ce1" table:formula="of:=1/([.D35]/[.$A62])" office:value-type="float" office:value="0.00951334402694209" calcext:value-type="float">
            <text:p>9.51E-003</text:p>
          </table:table-cell>
          <table:table-cell table:style-name="ce1" table:formula="of:=1/([.E35]/[.$A62])" office:value-type="float" office:value="0.0102256202215634" calcext:value-type="float">
            <text:p>1.02E-002</text:p>
          </table:table-cell>
          <table:table-cell table:style-name="ce1" table:formula="of:=1/([.F35]/[.$A62])" office:value-type="float" office:value="0.0220304996831704" calcext:value-type="float">
            <text:p>2.20E-002</text:p>
          </table:table-cell>
          <table:table-cell table:style-name="ce1" table:formula="of:=1/([.G35]/[.$A62])" office:value-type="float" office:value="0.0350312836589988" calcext:value-type="float">
            <text:p>3.50E-0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1/([.J35]/[.K$58])" office:value-type="float" office:value="0.00399588314773354" calcext:value-type="float">
            <text:p>4.00E-003</text:p>
          </table:table-cell>
          <table:table-cell table:style-name="ce1" table:formula="of:=1/([.K35]/[.L$58])" office:value-type="float" office:value="0.00951334402694209" calcext:value-type="float">
            <text:p>9.51E-003</text:p>
          </table:table-cell>
          <table:table-cell table:style-name="ce1" table:formula="of:=1/([.L35]/[.M$58])" office:value-type="float" office:value="0.0472240061609688" calcext:value-type="float">
            <text:p>4.72E-002</text:p>
          </table:table-cell>
          <table:table-cell table:style-name="ce1" table:formula="of:=1/([.M35]/[.N$58])" office:value-type="float" office:value="0.797889190088933" calcext:value-type="float">
            <text:p>7.98E-001</text:p>
          </table:table-cell>
          <table:table-cell table:style-name="ce1" table:formula="of:=1/([.N35]/[.O$58])" office:value-type="float" office:value="6.71577548455275" calcext:value-type="float">
            <text:p>6.72E+000</text:p>
          </table:table-cell>
          <table:table-cell table:style-name="ce1" table:formula="of:=1/([.O35]/[.P$58])" office:value-type="float" office:value="53.9251166649591" calcext:value-type="float">
            <text:p>5.39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table:formula="of:=1/([.C36]/[.$A63])" office:value-type="float" office:value="0.0665272561161304" calcext:value-type="float">
            <text:p>6.65E-002</text:p>
          </table:table-cell>
          <table:table-cell table:style-name="ce1" table:formula="of:=1/([.D36]/[.$A63])" office:value-type="float" office:value="0.0472240061609688" calcext:value-type="float">
            <text:p>4.72E-002</text:p>
          </table:table-cell>
          <table:table-cell table:style-name="ce1" table:formula="of:=1/([.E36]/[.$A63])" office:value-type="float" office:value="0.0383402805200883" calcext:value-type="float">
            <text:p>3.83E-002</text:p>
          </table:table-cell>
          <table:table-cell table:style-name="ce1" table:formula="of:=1/([.F36]/[.$A63])" office:value-type="float" office:value="0.0500865046118279" calcext:value-type="float">
            <text:p>5.01E-002</text:p>
          </table:table-cell>
          <table:table-cell table:style-name="ce1" table:formula="of:=1/([.G36]/[.$A63])" office:value-type="float" office:value="0.0557480381940752" calcext:value-type="float">
            <text:p>5.57E-00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1/([.J36]/[.K$58])" office:value-type="float" office:value="0.00685081579233465" calcext:value-type="float">
            <text:p>6.85E-003</text:p>
          </table:table-cell>
          <table:table-cell table:style-name="ce1" table:formula="of:=1/([.K36]/[.L$58])" office:value-type="float" office:value="0.0102256202215634" calcext:value-type="float">
            <text:p>1.02E-002</text:p>
          </table:table-cell>
          <table:table-cell table:style-name="ce1" table:formula="of:=1/([.L36]/[.M$58])" office:value-type="float" office:value="0.0383402805200883" calcext:value-type="float">
            <text:p>3.83E-002</text:p>
          </table:table-cell>
          <table:table-cell table:style-name="ce1" table:formula="of:=1/([.M36]/[.N$58])" office:value-type="float" office:value="0.472063072239323" calcext:value-type="float">
            <text:p>4.72E-001</text:p>
          </table:table-cell>
          <table:table-cell table:style-name="ce1" table:formula="of:=1/([.N36]/[.O$58])" office:value-type="float" office:value="3.89007576240631" calcext:value-type="float">
            <text:p>3.89E+000</text:p>
          </table:table-cell>
          <table:table-cell table:style-name="ce1" table:formula="of:=1/([.O36]/[.P$58])" office:value-type="float" office:value="31.3212284140764" calcext:value-type="float">
            <text:p>3.13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1/([.C37]/[.$A64])" office:value-type="float" office:value="1.09285720799651" calcext:value-type="float">
            <text:p>1.09E+000</text:p>
          </table:table-cell>
          <table:table-cell table:style-name="ce1" table:formula="of:=1/([.D37]/[.$A64])" office:value-type="float" office:value="0.797889190088933" calcext:value-type="float">
            <text:p>7.98E-001</text:p>
          </table:table-cell>
          <table:table-cell table:style-name="ce1" table:formula="of:=1/([.E37]/[.$A64])" office:value-type="float" office:value="0.472063072239323" calcext:value-type="float">
            <text:p>4.72E-001</text:p>
          </table:table-cell>
          <table:table-cell table:style-name="ce1" table:formula="of:=1/([.F37]/[.$A64])" office:value-type="float" office:value="0.261237831272773" calcext:value-type="float">
            <text:p>2.61E-001</text:p>
          </table:table-cell>
          <table:table-cell table:style-name="ce1" table:formula="of:=1/([.G37]/[.$A64])" office:value-type="float" office:value="0.134267568121287" calcext:value-type="float">
            <text:p>1.34E-00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table:formula="of:=1/([.J37]/[.K$58])" office:value-type="float" office:value="0.0162325503056483" calcext:value-type="float">
            <text:p>1.62E-002</text:p>
          </table:table-cell>
          <table:table-cell table:style-name="ce1" table:formula="of:=1/([.K37]/[.L$58])" office:value-type="float" office:value="0.0220304996831704" calcext:value-type="float">
            <text:p>2.20E-002</text:p>
          </table:table-cell>
          <table:table-cell table:style-name="ce1" table:formula="of:=1/([.L37]/[.M$58])" office:value-type="float" office:value="0.0500865046118279" calcext:value-type="float">
            <text:p>5.01E-002</text:p>
          </table:table-cell>
          <table:table-cell table:style-name="ce1" table:formula="of:=1/([.M37]/[.N$58])" office:value-type="float" office:value="0.261237831272773" calcext:value-type="float">
            <text:p>2.61E-001</text:p>
          </table:table-cell>
          <table:table-cell table:style-name="ce1" table:formula="of:=1/([.N37]/[.O$58])" office:value-type="float" office:value="2.10550823581087" calcext:value-type="float">
            <text:p>2.11E+000</text:p>
          </table:table-cell>
          <table:table-cell table:style-name="ce1" table:formula="of:=1/([.O37]/[.P$58])" office:value-type="float" office:value="16.9256326412227" calcext:value-type="float">
            <text:p>1.69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table:formula="of:=1/([.C38]/[.$A65])" office:value-type="float" office:value="8.84854427050027" calcext:value-type="float">
            <text:p>8.85E+000</text:p>
          </table:table-cell>
          <table:table-cell table:style-name="ce1" table:formula="of:=1/([.D38]/[.$A65])" office:value-type="float" office:value="6.71577548455275" calcext:value-type="float">
            <text:p>6.72E+000</text:p>
          </table:table-cell>
          <table:table-cell table:style-name="ce1" table:formula="of:=1/([.E38]/[.$A65])" office:value-type="float" office:value="3.89007576240631" calcext:value-type="float">
            <text:p>3.89E+000</text:p>
          </table:table-cell>
          <table:table-cell table:style-name="ce1" table:formula="of:=1/([.F38]/[.$A65])" office:value-type="float" office:value="2.10550823581087" calcext:value-type="float">
            <text:p>2.11E+000</text:p>
          </table:table-cell>
          <table:table-cell table:style-name="ce1" table:formula="of:=1/([.G38]/[.$A65])" office:value-type="float" office:value="1.0796114555616" calcext:value-type="float">
            <text:p>1.08E+000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table:formula="of:=1/([.J38]/[.K$58])" office:value-type="float" office:value="0.0276718427515108" calcext:value-type="float">
            <text:p>2.77E-002</text:p>
          </table:table-cell>
          <table:table-cell table:style-name="ce1" table:formula="of:=1/([.K38]/[.L$58])" office:value-type="float" office:value="0.0350312836589988" calcext:value-type="float">
            <text:p>3.50E-002</text:p>
          </table:table-cell>
          <table:table-cell table:style-name="ce1" table:formula="of:=1/([.L38]/[.M$58])" office:value-type="float" office:value="0.0557480381940752" calcext:value-type="float">
            <text:p>5.57E-002</text:p>
          </table:table-cell>
          <table:table-cell table:style-name="ce1" table:formula="of:=1/([.M38]/[.N$58])" office:value-type="float" office:value="0.134267568121287" calcext:value-type="float">
            <text:p>1.34E-001</text:p>
          </table:table-cell>
          <table:table-cell table:style-name="ce1" table:formula="of:=1/([.N38]/[.O$58])" office:value-type="float" office:value="1.0796114555616" calcext:value-type="float">
            <text:p>1.08E+000</text:p>
          </table:table-cell>
          <table:table-cell table:style-name="ce1" table:formula="of:=1/([.O38]/[.P$58])" office:value-type="float" office:value="8.88354646285305" calcext:value-type="float">
            <text:p>8.88E+000</text:p>
          </table:table-cell>
          <table:table-cell table:style-name="ce1" table:formula="of:=1/([.P38]/[.Q$58])" office:value-type="float" office:value="584.04237174682" calcext:value-type="float">
            <text:p>5.84E+002</text:p>
          </table:table-cell>
          <table:table-cell table:number-columns-repeated="75"/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table:formula="of:=1/([.C39]/[.$A66])" office:value-type="float" office:value="71.3856686403278" calcext:value-type="float">
            <text:p>7.14E+001</text:p>
          </table:table-cell>
          <table:table-cell table:style-name="ce1" table:formula="of:=1/([.D39]/[.$A66])" office:value-type="float" office:value="53.9251166649591" calcext:value-type="float">
            <text:p>5.39E+001</text:p>
          </table:table-cell>
          <table:table-cell table:style-name="ce1" table:formula="of:=1/([.E39]/[.$A66])" office:value-type="float" office:value="31.3212284140764" calcext:value-type="float">
            <text:p>3.13E+001</text:p>
          </table:table-cell>
          <table:table-cell table:style-name="ce1" table:formula="of:=1/([.F39]/[.$A66])" office:value-type="float" office:value="16.9256326412227" calcext:value-type="float">
            <text:p>1.69E+001</text:p>
          </table:table-cell>
          <table:table-cell table:style-name="ce1" table:formula="of:=1/([.G39]/[.$A66])" office:value-type="float" office:value="8.88354646285305" calcext:value-type="float">
            <text:p>8.88E+000</text:p>
          </table:table-cell>
          <table:table-cell table:number-columns-repeated="84"/>
        </table:table-row>
        <table:table-row table:style-name="ro1">
          <table:table-cell office:value-type="float" office:value="34359738368" calcext:value-type="float">
            <text:p>34359738368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table:number-columns-repeated="4"/>
          <table:table-cell table:style-name="ce1" table:formula="of:=1/([.G40]/[.$A67])" office:value-type="float" office:value="584.04237174682" calcext:value-type="float">
            <text:p>5.84E+002</text:p>
          </table:table-cell>
          <table:table-cell table:number-columns-repeated="84"/>
        </table:table-row>
        <table:table-row table:style-name="ro1" table:number-rows-repeated="829">
          <table:table-cell table:number-columns-repeated="92"/>
        </table:table-row>
        <table:table-row table:style-name="ro1">
          <table:table-cell office:value-type="string" calcext:value-type="string">
            <text:p/>
          </table:table-cell>
          <table:table-cell table:number-columns-repeated="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6:29:54.65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7T22:24:05.771000000</meta:creation-date>
    <dc:date>2015-07-08T23:19:50.720000000</dc:date>
    <meta:editing-duration>PT21H30M16S</meta:editing-duration>
    <meta:editing-cycles>10</meta:editing-cycles>
    <meta:generator>LibreOffice/4.3.5.2$Windows_x86 LibreOffice_project/3a87456aaa6a95c63eea1c1b3201acedf0751bd5</meta:generator>
    <meta:document-statistic meta:table-count="1" meta:cell-count="20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4.795cm" svg:y="0.316cm" chart:style-name="ch2">
          <text:p>Scale vs TEPS c3.large Amazon</text:p>
        </chart:title>
        <chart:legend chart:legend-position="end" svg:x="13.201cm" svg:y="3.207cm" style:legend-expansion="high" chart:style-name="ch3"/>
        <chart:plot-area chart:style-name="ch4" table:cell-range-address="Blad1.B34:Blad1.G40 Blad1.C33:Blad1.G33" chart:data-source-has-labels="row" svg:x="1.331cm" svg:y="1.275cm" svg:width="11.55cm" svg:height="6.569cm">
          <chartooo:coordinate-region svg:x="3.249cm" svg:y="1.474cm" svg:width="9.445cm" svg:height="5.723cm"/>
          <chart:axis chart:dimension="x" chart:name="primary-x" chart:style-name="ch5">
            <chart:title svg:x="6.639cm" svg:y="8.024cm" chart:style-name="ch6">
              <text:p>Scale</text:p>
            </chart:title>
          </chart:axis>
          <chart:axis chart:dimension="y" chart:name="primary-y" chart:style-name="ch7">
            <chart:title svg:x="0.451cm" svg:y="5.463cm" chart:style-name="ch8">
              <text:p>Mean TEPS</text:p>
            </chart:title>
          </chart:axis>
          <chart:series chart:style-name="ch9" chart:values-cell-range-address="Blad1.C34:Blad1.C40" chart:label-cell-address="Blad1.C33:Blad1.C33" chart:class="chart:scatter">
            <chart:domain table:cell-range-address="Blad1.B34:Blad1.B40"/>
            <chart:data-point chart:repeated="7"/>
          </chart:series>
          <chart:series chart:style-name="ch10" chart:values-cell-range-address="Blad1.D34:Blad1.D40" chart:label-cell-address="Blad1.D33:Blad1.D33" chart:class="chart:scatter">
            <chart:data-point chart:repeated="7"/>
          </chart:series>
          <chart:series chart:style-name="ch11" chart:values-cell-range-address="Blad1.E34:Blad1.E40" chart:label-cell-address="Blad1.E33:Blad1.E33" chart:class="chart:scatter">
            <chart:data-point chart:repeated="7"/>
          </chart:series>
          <chart:series chart:style-name="ch12" chart:values-cell-range-address="Blad1.F34:Blad1.F40" chart:label-cell-address="Blad1.F33:Blad1.F33" chart:class="chart:scatter">
            <chart:data-point chart:repeated="7"/>
          </chart:series>
          <chart:series chart:style-name="ch13" chart:values-cell-range-address="Blad1.G34:Blad1.G40" chart:label-cell-address="Blad1.G33:Blad1.G33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2 Nodes</text:p>
                <draw:g>
                  <svg:desc>Blad1.C33:Blad1.C33</svg:desc>
                </draw:g>
              </table:table-cell>
              <table:table-cell office:value-type="string">
                <text:p>4 Nodes</text:p>
                <draw:g>
                  <svg:desc>Blad1.D33:Blad1.D33</svg:desc>
                </draw:g>
              </table:table-cell>
              <table:table-cell office:value-type="string">
                <text:p>8 Nodes</text:p>
                <draw:g>
                  <svg:desc>Blad1.E33:Blad1.E33</svg:desc>
                </draw:g>
              </table:table-cell>
              <table:table-cell office:value-type="string">
                <text:p>16 Nodes</text:p>
                <draw:g>
                  <svg:desc>Blad1.F33:Blad1.F33</svg:desc>
                </draw:g>
              </table:table-cell>
              <table:table-cell office:value-type="string">
                <text:p>32 Nodes</text:p>
                <draw:g>
                  <svg:desc>Blad1.G33:Blad1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Blad1.B34:Blad1.B40</svg:desc>
                </draw:g>
              </table:table-cell>
              <table:table-cell office:value-type="float" office:value="5044880">
                <text:p>5044880</text:p>
                <draw:g>
                  <svg:desc>Blad1.C34:Blad1.C40</svg:desc>
                </draw:g>
              </table:table-cell>
              <table:table-cell office:value-type="float" office:value="4100220">
                <text:p>4100220</text:p>
                <draw:g>
                  <svg:desc>Blad1.D34:Blad1.D40</svg:desc>
                </draw:g>
              </table:table-cell>
              <table:table-cell office:value-type="float" office:value="2391540">
                <text:p>2391540</text:p>
                <draw:g>
                  <svg:desc>Blad1.E34:Blad1.E40</svg:desc>
                </draw:g>
              </table:table-cell>
              <table:table-cell office:value-type="float" office:value="1009330">
                <text:p>1009330</text:p>
                <draw:g>
                  <svg:desc>Blad1.F34:Blad1.F40</svg:desc>
                </draw:g>
              </table:table-cell>
              <table:table-cell office:value-type="float" office:value="592082">
                <text:p>592082</text:p>
                <draw:g>
                  <svg:desc>Blad1.G34:Blad1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4071500">
                <text:p>14071500</text:p>
              </table:table-cell>
              <table:table-cell office:value-type="float" office:value="13777700">
                <text:p>13777700</text:p>
              </table:table-cell>
              <table:table-cell office:value-type="float" office:value="12818000">
                <text:p>12818000</text:p>
              </table:table-cell>
              <table:table-cell office:value-type="float" office:value="5949570">
                <text:p>5949570</text:p>
              </table:table-cell>
              <table:table-cell office:value-type="float" office:value="3741570">
                <text:p>3741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761600">
                <text:p>15761600</text:p>
              </table:table-cell>
              <table:table-cell office:value-type="float" office:value="22204300">
                <text:p>22204300</text:p>
              </table:table-cell>
              <table:table-cell office:value-type="float" office:value="27349200">
                <text:p>27349200</text:p>
              </table:table-cell>
              <table:table-cell office:value-type="float" office:value="20935300">
                <text:p>20935300</text:p>
              </table:table-cell>
              <table:table-cell office:value-type="float" office:value="18809200">
                <text:p>18809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675850">
                <text:p>7675850</text:p>
              </table:table-cell>
              <table:table-cell office:value-type="float" office:value="10513500">
                <text:p>10513500</text:p>
              </table:table-cell>
              <table:table-cell office:value-type="float" office:value="17770100">
                <text:p>17770100</text:p>
              </table:table-cell>
              <table:table-cell office:value-type="float" office:value="32111000">
                <text:p>32111000</text:p>
              </table:table-cell>
              <table:table-cell office:value-type="float" office:value="62476800">
                <text:p>62476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584170">
                <text:p>7584170</text:p>
              </table:table-cell>
              <table:table-cell office:value-type="float" office:value="9992720">
                <text:p>9992720</text:p>
              </table:table-cell>
              <table:table-cell office:value-type="float" office:value="17251300">
                <text:p>17251300</text:p>
              </table:table-cell>
              <table:table-cell office:value-type="float" office:value="31873000">
                <text:p>31873000</text:p>
              </table:table-cell>
              <table:table-cell office:value-type="float" office:value="62160200">
                <text:p>62160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520710">
                <text:p>7520710</text:p>
              </table:table-cell>
              <table:table-cell office:value-type="float" office:value="9955860">
                <text:p>9955860</text:p>
              </table:table-cell>
              <table:table-cell office:value-type="float" office:value="17140800">
                <text:p>17140800</text:p>
              </table:table-cell>
              <table:table-cell office:value-type="float" office:value="31719400">
                <text:p>31719400</text:p>
              </table:table-cell>
              <table:table-cell office:value-type="float" office:value="60434300">
                <text:p>60434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30900">
                <text:p>58830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728cm" svg:y="0.316cm" chart:style-name="ch2">
          <text:p>Nodes vs TEPS c3.large Amazon</text:p>
        </chart:title>
        <chart:legend chart:legend-position="end" svg:x="13.305cm" svg:y="2.709cm" style:legend-expansion="high" chart:style-name="ch3"/>
        <chart:plot-area chart:style-name="ch4" table:cell-range-address="Blad1.I34:Blad1.P38 Blad1.J33:Blad1.P33" chart:data-source-has-labels="row" svg:x="1.33cm" svg:y="1.275cm" svg:width="11.656cm" svg:height="6.569cm">
          <chartooo:coordinate-region svg:x="3.248cm" svg:y="1.474cm" svg:width="9.551cm" svg:height="5.723cm"/>
          <chart:axis chart:dimension="x" chart:name="primary-x" chart:style-name="ch5">
            <chart:title svg:x="5.831cm" svg:y="8.024cm" chart:style-name="ch6">
              <text:p>Number of nodes</text:p>
            </chart:title>
          </chart:axis>
          <chart:axis chart:dimension="y" chart:name="primary-y" chart:style-name="ch7">
            <chart:title svg:x="0.451cm" svg:y="5.463cm" chart:style-name="ch8">
              <text:p>Mean TEPS</text:p>
            </chart:title>
          </chart:axis>
          <chart:series chart:style-name="ch9" chart:values-cell-range-address="Blad1.J34:Blad1.J38" chart:label-cell-address="Blad1.J33:Blad1.J33" chart:class="chart:scatter">
            <chart:domain table:cell-range-address="Blad1.I34:Blad1.I38"/>
            <chart:data-point chart:repeated="5"/>
          </chart:series>
          <chart:series chart:style-name="ch10" chart:values-cell-range-address="Blad1.K34:Blad1.K38" chart:label-cell-address="Blad1.K33:Blad1.K33" chart:class="chart:scatter">
            <chart:data-point chart:repeated="5"/>
          </chart:series>
          <chart:series chart:style-name="ch11" chart:values-cell-range-address="Blad1.L34:Blad1.L38" chart:label-cell-address="Blad1.L33:Blad1.L33" chart:class="chart:scatter">
            <chart:data-point chart:repeated="5"/>
          </chart:series>
          <chart:series chart:style-name="ch12" chart:values-cell-range-address="Blad1.M34:Blad1.M38" chart:label-cell-address="Blad1.M33:Blad1.M33" chart:class="chart:scatter">
            <chart:data-point chart:repeated="5"/>
          </chart:series>
          <chart:series chart:style-name="ch13" chart:values-cell-range-address="Blad1.N34:Blad1.N38" chart:label-cell-address="Blad1.N33:Blad1.N33" chart:class="chart:scatter">
            <chart:data-point chart:repeated="5"/>
          </chart:series>
          <chart:series chart:style-name="ch14" chart:values-cell-range-address="Blad1.O34:Blad1.O38" chart:label-cell-address="Blad1.O33:Blad1.O33" chart:class="chart:scatter">
            <chart:data-point chart:repeated="5"/>
          </chart:series>
          <chart:series chart:style-name="ch15" chart:values-cell-range-address="Blad1.P34:Blad1.P38" chart:label-cell-address="Blad1.P33:Blad1.P33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I</text:p>
              </table:table-cell>
              <table:table-cell office:value-type="string">
                <text:p>Scale 9</text:p>
                <draw:g>
                  <svg:desc>Blad1.J33:Blad1.J33</svg:desc>
                </draw:g>
              </table:table-cell>
              <table:table-cell office:value-type="string">
                <text:p>Scale 12</text:p>
                <draw:g>
                  <svg:desc>Blad1.K33:Blad1.K33</svg:desc>
                </draw:g>
              </table:table-cell>
              <table:table-cell office:value-type="string">
                <text:p>Scale 15</text:p>
                <draw:g>
                  <svg:desc>Blad1.L33:Blad1.L33</svg:desc>
                </draw:g>
              </table:table-cell>
              <table:table-cell office:value-type="string">
                <text:p>Scale 18</text:p>
                <draw:g>
                  <svg:desc>Blad1.M33:Blad1.M33</svg:desc>
                </draw:g>
              </table:table-cell>
              <table:table-cell office:value-type="string">
                <text:p>Scale 21</text:p>
                <draw:g>
                  <svg:desc>Blad1.N33:Blad1.N33</svg:desc>
                </draw:g>
              </table:table-cell>
              <table:table-cell office:value-type="string">
                <text:p>Scale 24</text:p>
                <draw:g>
                  <svg:desc>Blad1.O33:Blad1.O33</svg:desc>
                </draw:g>
              </table:table-cell>
              <table:table-cell office:value-type="string">
                <text:p>Scale 27</text:p>
                <draw:g>
                  <svg:desc>Blad1.P33:Blad1.P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lad1.I34:Blad1.I38</svg:desc>
                </draw:g>
              </table:table-cell>
              <table:table-cell office:value-type="float" office:value="5044880">
                <text:p>5044880</text:p>
                <draw:g>
                  <svg:desc>Blad1.J34:Blad1.J38</svg:desc>
                </draw:g>
              </table:table-cell>
              <table:table-cell office:value-type="float" office:value="14071500">
                <text:p>14071500</text:p>
                <draw:g>
                  <svg:desc>Blad1.K34:Blad1.K38</svg:desc>
                </draw:g>
              </table:table-cell>
              <table:table-cell office:value-type="float" office:value="15761600">
                <text:p>15761600</text:p>
                <draw:g>
                  <svg:desc>Blad1.L34:Blad1.L38</svg:desc>
                </draw:g>
              </table:table-cell>
              <table:table-cell office:value-type="float" office:value="7675850">
                <text:p>7675850</text:p>
                <draw:g>
                  <svg:desc>Blad1.M34:Blad1.M38</svg:desc>
                </draw:g>
              </table:table-cell>
              <table:table-cell office:value-type="float" office:value="7584170">
                <text:p>7584170</text:p>
                <draw:g>
                  <svg:desc>Blad1.N34:Blad1.N38</svg:desc>
                </draw:g>
              </table:table-cell>
              <table:table-cell office:value-type="float" office:value="7520710">
                <text:p>7520710</text:p>
                <draw:g>
                  <svg:desc>Blad1.O34:Blad1.O38</svg:desc>
                </draw:g>
              </table:table-cell>
              <table:table-cell office:value-type="float" office:value="NaN">
                <text:p>NaN</text:p>
                <draw:g>
                  <svg:desc>Blad1.P34:Blad1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100220">
                <text:p>4100220</text:p>
              </table:table-cell>
              <table:table-cell office:value-type="float" office:value="13777700">
                <text:p>13777700</text:p>
              </table:table-cell>
              <table:table-cell office:value-type="float" office:value="22204300">
                <text:p>222043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91540">
                <text:p>2391540</text:p>
              </table:table-cell>
              <table:table-cell office:value-type="float" office:value="12818000">
                <text:p>12818000</text:p>
              </table:table-cell>
              <table:table-cell office:value-type="float" office:value="27349200">
                <text:p>273492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09330">
                <text:p>1009330</text:p>
              </table:table-cell>
              <table:table-cell office:value-type="float" office:value="5949570">
                <text:p>5949570</text:p>
              </table:table-cell>
              <table:table-cell office:value-type="float" office:value="20935300">
                <text:p>209353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92082">
                <text:p>592082</text:p>
              </table:table-cell>
              <table:table-cell office:value-type="float" office:value="3741570">
                <text:p>3741570</text:p>
              </table:table-cell>
              <table:table-cell office:value-type="float" office:value="18809200">
                <text:p>18809200</text:p>
              </table:table-cell>
              <table:table-cell office:value-type="float" office:value="62476800">
                <text:p>62476800</text:p>
              </table:table-cell>
              <table:table-cell office:value-type="float" office:value="62160200">
                <text:p>62160200</text:p>
              </table:table-cell>
              <table:table-cell office:value-type="float" office:value="60434300">
                <text:p>60434300</text:p>
              </table:table-cell>
              <table:table-cell office:value-type="float" office:value="58830900">
                <text:p>58830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33cm" svg:y="0.316cm" chart:style-name="ch2">
          <text:p>Time vs Scale c3.large</text:p>
        </chart:title>
        <chart:legend chart:legend-position="end" svg:x="13.199cm" svg:y="3.207cm" style:legend-expansion="high" chart:style-name="ch3"/>
        <chart:plot-area chart:style-name="ch4" table:cell-range-address="Blad1.C61:Blad1.H67 Blad1.D60:Blad1.H60" chart:data-source-has-labels="row" svg:x="1.33cm" svg:y="1.275cm" svg:width="11.55cm" svg:height="6.569cm">
          <chartooo:coordinate-region svg:x="3.248cm" svg:y="1.474cm" svg:width="9.445cm" svg:height="5.723cm"/>
          <chart:axis chart:dimension="x" chart:name="primary-x" chart:style-name="ch5">
            <chart:title svg:x="6.638cm" svg:y="8.024cm" chart:style-name="ch6">
              <text:p>Scale</text:p>
            </chart:title>
          </chart:axis>
          <chart:axis chart:dimension="y" chart:name="primary-y" chart:style-name="ch7">
            <chart:title svg:x="0.451cm" svg:y="5.833cm" chart:style-name="ch8">
              <text:p>Time in seconds</text:p>
            </chart:title>
            <chart:grid chart:style-name="ch9" chart:class="major"/>
          </chart:axis>
          <chart:series chart:style-name="ch10" chart:values-cell-range-address="Blad1.D61:Blad1.D67" chart:label-cell-address="Blad1.D60:Blad1.D60" chart:class="chart:scatter">
            <chart:domain table:cell-range-address="Blad1.C61:Blad1.C67"/>
            <chart:data-point chart:repeated="7"/>
          </chart:series>
          <chart:series chart:style-name="ch11" chart:values-cell-range-address="Blad1.E61:Blad1.E67" chart:label-cell-address="Blad1.E60:Blad1.E60" chart:class="chart:scatter">
            <chart:data-point chart:repeated="7"/>
          </chart:series>
          <chart:series chart:style-name="ch12" chart:values-cell-range-address="Blad1.F61:Blad1.F67" chart:label-cell-address="Blad1.F60:Blad1.F60" chart:class="chart:scatter">
            <chart:data-point chart:repeated="7"/>
          </chart:series>
          <chart:series chart:style-name="ch13" chart:values-cell-range-address="Blad1.G61:Blad1.G67" chart:label-cell-address="Blad1.G60:Blad1.G60" chart:class="chart:scatter">
            <chart:data-point chart:repeated="7"/>
          </chart:series>
          <chart:series chart:style-name="ch14" chart:values-cell-range-address="Blad1.H61:Blad1.H67" chart:label-cell-address="Blad1.H60:Blad1.H60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2 Nodes</text:p>
                <draw:g>
                  <svg:desc>Blad1.D60:Blad1.D60</svg:desc>
                </draw:g>
              </table:table-cell>
              <table:table-cell office:value-type="string">
                <text:p>4 Nodes</text:p>
                <draw:g>
                  <svg:desc>Blad1.E60:Blad1.E60</svg:desc>
                </draw:g>
              </table:table-cell>
              <table:table-cell office:value-type="string">
                <text:p>8 Nodes</text:p>
                <draw:g>
                  <svg:desc>Blad1.F60:Blad1.F60</svg:desc>
                </draw:g>
              </table:table-cell>
              <table:table-cell office:value-type="string">
                <text:p>16 Nodes</text:p>
                <draw:g>
                  <svg:desc>Blad1.G60:Blad1.G60</svg:desc>
                </draw:g>
              </table:table-cell>
              <table:table-cell office:value-type="string">
                <text:p>32 Nodes</text:p>
                <draw:g>
                  <svg:desc>Blad1.H60:Blad1.H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Blad1.C61:Blad1.C67</svg:desc>
                </draw:g>
              </table:table-cell>
              <table:table-cell office:value-type="float" office:value="0.00324764910166347">
                <text:p>0.00324764910166347</text:p>
                <draw:g>
                  <svg:desc>Blad1.D61:Blad1.D67</svg:desc>
                </draw:g>
              </table:table-cell>
              <table:table-cell office:value-type="float" office:value="0.00399588314773354">
                <text:p>0.00399588314773354</text:p>
                <draw:g>
                  <svg:desc>Blad1.E61:Blad1.E67</svg:desc>
                </draw:g>
              </table:table-cell>
              <table:table-cell office:value-type="float" office:value="0.00685081579233465">
                <text:p>0.00685081579233465</text:p>
                <draw:g>
                  <svg:desc>Blad1.F61:Blad1.F67</svg:desc>
                </draw:g>
              </table:table-cell>
              <table:table-cell office:value-type="float" office:value="0.0162325503056483">
                <text:p>0.0162325503056483</text:p>
                <draw:g>
                  <svg:desc>Blad1.G61:Blad1.G67</svg:desc>
                </draw:g>
              </table:table-cell>
              <table:table-cell office:value-type="float" office:value="0.0276718427515108">
                <text:p>0.0276718427515108</text:p>
                <draw:g>
                  <svg:desc>Blad1.H61:Blad1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931471413850691">
                <text:p>0.00931471413850691</text:p>
              </table:table-cell>
              <table:table-cell office:value-type="float" office:value="0.00951334402694209">
                <text:p>0.00951334402694209</text:p>
              </table:table-cell>
              <table:table-cell office:value-type="float" office:value="0.0102256202215634">
                <text:p>0.0102256202215634</text:p>
              </table:table-cell>
              <table:table-cell office:value-type="float" office:value="0.0220304996831704">
                <text:p>0.0220304996831704</text:p>
              </table:table-cell>
              <table:table-cell office:value-type="float" office:value="0.0350312836589988">
                <text:p>0.0350312836589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665272561161304">
                <text:p>0.0665272561161304</text:p>
              </table:table-cell>
              <table:table-cell office:value-type="float" office:value="0.0472240061609688">
                <text:p>0.0472240061609688</text:p>
              </table:table-cell>
              <table:table-cell office:value-type="float" office:value="0.0383402805200883">
                <text:p>0.0383402805200883</text:p>
              </table:table-cell>
              <table:table-cell office:value-type="float" office:value="0.0500865046118279">
                <text:p>0.0500865046118279</text:p>
              </table:table-cell>
              <table:table-cell office:value-type="float" office:value="0.0557480381940752">
                <text:p>0.0557480381940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.09285720799651">
                <text:p>1.09285720799651</text:p>
              </table:table-cell>
              <table:table-cell office:value-type="float" office:value="0.797889190088933">
                <text:p>0.797889190088933</text:p>
              </table:table-cell>
              <table:table-cell office:value-type="float" office:value="0.472063072239323">
                <text:p>0.472063072239323</text:p>
              </table:table-cell>
              <table:table-cell office:value-type="float" office:value="0.261237831272773">
                <text:p>0.261237831272773</text:p>
              </table:table-cell>
              <table:table-cell office:value-type="float" office:value="0.134267568121287">
                <text:p>0.134267568121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8.84854427050027">
                <text:p>8.84854427050027</text:p>
              </table:table-cell>
              <table:table-cell office:value-type="float" office:value="6.71577548455275">
                <text:p>6.71577548455275</text:p>
              </table:table-cell>
              <table:table-cell office:value-type="float" office:value="3.89007576240631">
                <text:p>3.89007576240631</text:p>
              </table:table-cell>
              <table:table-cell office:value-type="float" office:value="2.10550823581087">
                <text:p>2.10550823581087</text:p>
              </table:table-cell>
              <table:table-cell office:value-type="float" office:value="1.0796114555616">
                <text:p>1.0796114555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1.3856686403278">
                <text:p>71.3856686403278</text:p>
              </table:table-cell>
              <table:table-cell office:value-type="float" office:value="53.9251166649591">
                <text:p>53.9251166649591</text:p>
              </table:table-cell>
              <table:table-cell office:value-type="float" office:value="31.3212284140764">
                <text:p>31.3212284140764</text:p>
              </table:table-cell>
              <table:table-cell office:value-type="float" office:value="16.9256326412227">
                <text:p>16.9256326412227</text:p>
              </table:table-cell>
              <table:table-cell office:value-type="float" office:value="8.88354646285305">
                <text:p>8.88354646285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.04237174682">
                <text:p>584.042371746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Time vs nodes</text:p>
        </chart:title>
        <chart:legend chart:legend-position="end" svg:x="13.307cm" svg:y="2.707cm" style:legend-expansion="high" chart:style-name="ch3"/>
        <chart:plot-area chart:style-name="ch4" table:cell-range-address="Blad1.J61:Blad1.Q65 Blad1.K60:Blad1.Q60" chart:data-source-has-labels="row" svg:x="1.331cm" svg:y="1.275cm" svg:width="11.656cm" svg:height="6.564cm">
          <chartooo:coordinate-region svg:x="3.249cm" svg:y="1.474cm" svg:width="9.551cm" svg:height="5.718cm"/>
          <chart:axis chart:dimension="x" chart:name="primary-x" chart:style-name="ch5">
            <chart:title svg:x="6.612cm" svg:y="8.019cm" chart:style-name="ch6">
              <text:p>Nodes</text:p>
            </chart:title>
          </chart:axis>
          <chart:axis chart:dimension="y" chart:name="primary-y" chart:style-name="ch7">
            <chart:title svg:x="0.451cm" svg:y="4.985cm" chart:style-name="ch8">
              <text:p>Time</text:p>
            </chart:title>
            <chart:grid chart:style-name="ch9" chart:class="major"/>
          </chart:axis>
          <chart:series chart:style-name="ch10" chart:values-cell-range-address="Blad1.K61:Blad1.K65" chart:label-cell-address="Blad1.K60:Blad1.K60" chart:class="chart:scatter">
            <chart:domain table:cell-range-address="Blad1.J61:Blad1.J65"/>
            <chart:data-point chart:repeated="5"/>
          </chart:series>
          <chart:series chart:style-name="ch11" chart:values-cell-range-address="Blad1.L61:Blad1.L65" chart:label-cell-address="Blad1.L60:Blad1.L60" chart:class="chart:scatter">
            <chart:data-point chart:repeated="5"/>
          </chart:series>
          <chart:series chart:style-name="ch12" chart:values-cell-range-address="Blad1.M61:Blad1.M65" chart:label-cell-address="Blad1.M60:Blad1.M60" chart:class="chart:scatter">
            <chart:data-point chart:repeated="5"/>
          </chart:series>
          <chart:series chart:style-name="ch13" chart:values-cell-range-address="Blad1.N61:Blad1.N65" chart:label-cell-address="Blad1.N60:Blad1.N60" chart:class="chart:scatter">
            <chart:data-point chart:repeated="5"/>
          </chart:series>
          <chart:series chart:style-name="ch14" chart:values-cell-range-address="Blad1.O61:Blad1.O65" chart:label-cell-address="Blad1.O60:Blad1.O60" chart:class="chart:scatter">
            <chart:data-point chart:repeated="5"/>
          </chart:series>
          <chart:series chart:style-name="ch15" chart:values-cell-range-address="Blad1.P61:Blad1.P65" chart:label-cell-address="Blad1.P60:Blad1.P60" chart:class="chart:scatter">
            <chart:data-point chart:repeated="5"/>
          </chart:series>
          <chart:series chart:style-name="ch16" chart:values-cell-range-address="Blad1.Q61:Blad1.Q65" chart:label-cell-address="Blad1.Q60:Blad1.Q60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J</text:p>
              </table:table-cell>
              <table:table-cell office:value-type="string">
                <text:p>Scale 9</text:p>
                <draw:g>
                  <svg:desc>Blad1.K60:Blad1.K60</svg:desc>
                </draw:g>
              </table:table-cell>
              <table:table-cell office:value-type="string">
                <text:p>Scale 12</text:p>
                <draw:g>
                  <svg:desc>Blad1.L60:Blad1.L60</svg:desc>
                </draw:g>
              </table:table-cell>
              <table:table-cell office:value-type="string">
                <text:p>Scale 15</text:p>
                <draw:g>
                  <svg:desc>Blad1.M60:Blad1.M60</svg:desc>
                </draw:g>
              </table:table-cell>
              <table:table-cell office:value-type="string">
                <text:p>Scale 18</text:p>
                <draw:g>
                  <svg:desc>Blad1.N60:Blad1.N60</svg:desc>
                </draw:g>
              </table:table-cell>
              <table:table-cell office:value-type="string">
                <text:p>Scale 21</text:p>
                <draw:g>
                  <svg:desc>Blad1.O60:Blad1.O60</svg:desc>
                </draw:g>
              </table:table-cell>
              <table:table-cell office:value-type="string">
                <text:p>Scale 24</text:p>
                <draw:g>
                  <svg:desc>Blad1.P60:Blad1.P60</svg:desc>
                </draw:g>
              </table:table-cell>
              <table:table-cell office:value-type="string">
                <text:p>Scale 27</text:p>
                <draw:g>
                  <svg:desc>Blad1.Q60:Blad1.Q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lad1.J61:Blad1.J65</svg:desc>
                </draw:g>
              </table:table-cell>
              <table:table-cell office:value-type="float" office:value="0.00324764910166347">
                <text:p>0.00324764910166347</text:p>
                <draw:g>
                  <svg:desc>Blad1.K61:Blad1.K65</svg:desc>
                </draw:g>
              </table:table-cell>
              <table:table-cell office:value-type="float" office:value="0.00931471413850691">
                <text:p>0.00931471413850691</text:p>
                <draw:g>
                  <svg:desc>Blad1.L61:Blad1.L65</svg:desc>
                </draw:g>
              </table:table-cell>
              <table:table-cell office:value-type="float" office:value="0.0665272561161304">
                <text:p>0.0665272561161304</text:p>
                <draw:g>
                  <svg:desc>Blad1.M61:Blad1.M65</svg:desc>
                </draw:g>
              </table:table-cell>
              <table:table-cell office:value-type="float" office:value="1.09285720799651">
                <text:p>1.09285720799651</text:p>
                <draw:g>
                  <svg:desc>Blad1.N61:Blad1.N65</svg:desc>
                </draw:g>
              </table:table-cell>
              <table:table-cell office:value-type="float" office:value="8.84854427050027">
                <text:p>8.84854427050027</text:p>
                <draw:g>
                  <svg:desc>Blad1.O61:Blad1.O65</svg:desc>
                </draw:g>
              </table:table-cell>
              <table:table-cell office:value-type="float" office:value="71.3856686403278">
                <text:p>71.3856686403278</text:p>
                <draw:g>
                  <svg:desc>Blad1.P61:Blad1.P65</svg:desc>
                </draw:g>
              </table:table-cell>
              <table:table-cell office:value-type="float" office:value="NaN">
                <text:p>NaN</text:p>
                <draw:g>
                  <svg:desc>Blad1.Q61:Blad1.Q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399588314773354">
                <text:p>0.00399588314773354</text:p>
              </table:table-cell>
              <table:table-cell office:value-type="float" office:value="0.00951334402694209">
                <text:p>0.00951334402694209</text:p>
              </table:table-cell>
              <table:table-cell office:value-type="float" office:value="0.0472240061609688">
                <text:p>0.0472240061609688</text:p>
              </table:table-cell>
              <table:table-cell office:value-type="float" office:value="0.797889190088933">
                <text:p>0.797889190088933</text:p>
              </table:table-cell>
              <table:table-cell office:value-type="float" office:value="6.71577548455275">
                <text:p>6.71577548455275</text:p>
              </table:table-cell>
              <table:table-cell office:value-type="float" office:value="53.9251166649591">
                <text:p>53.925116664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685081579233465">
                <text:p>0.00685081579233465</text:p>
              </table:table-cell>
              <table:table-cell office:value-type="float" office:value="0.0102256202215634">
                <text:p>0.0102256202215634</text:p>
              </table:table-cell>
              <table:table-cell office:value-type="float" office:value="0.0383402805200883">
                <text:p>0.0383402805200883</text:p>
              </table:table-cell>
              <table:table-cell office:value-type="float" office:value="0.472063072239323">
                <text:p>0.472063072239323</text:p>
              </table:table-cell>
              <table:table-cell office:value-type="float" office:value="3.89007576240631">
                <text:p>3.89007576240631</text:p>
              </table:table-cell>
              <table:table-cell office:value-type="float" office:value="31.3212284140764">
                <text:p>31.3212284140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162325503056483">
                <text:p>0.0162325503056483</text:p>
              </table:table-cell>
              <table:table-cell office:value-type="float" office:value="0.0220304996831704">
                <text:p>0.0220304996831704</text:p>
              </table:table-cell>
              <table:table-cell office:value-type="float" office:value="0.0500865046118279">
                <text:p>0.0500865046118279</text:p>
              </table:table-cell>
              <table:table-cell office:value-type="float" office:value="0.261237831272773">
                <text:p>0.261237831272773</text:p>
              </table:table-cell>
              <table:table-cell office:value-type="float" office:value="2.10550823581087">
                <text:p>2.10550823581087</text:p>
              </table:table-cell>
              <table:table-cell office:value-type="float" office:value="16.9256326412227">
                <text:p>16.9256326412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276718427515108">
                <text:p>0.0276718427515108</text:p>
              </table:table-cell>
              <table:table-cell office:value-type="float" office:value="0.0350312836589988">
                <text:p>0.0350312836589988</text:p>
              </table:table-cell>
              <table:table-cell office:value-type="float" office:value="0.0557480381940752">
                <text:p>0.0557480381940752</text:p>
              </table:table-cell>
              <table:table-cell office:value-type="float" office:value="0.134267568121287">
                <text:p>0.134267568121287</text:p>
              </table:table-cell>
              <table:table-cell office:value-type="float" office:value="1.0796114555616">
                <text:p>1.0796114555616</text:p>
              </table:table-cell>
              <table:table-cell office:value-type="float" office:value="8.88354646285305">
                <text:p>8.88354646285305</text:p>
              </table:table-cell>
              <table:table-cell office:value-type="float" office:value="584.04237174682">
                <text:p>584.042371746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